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P1" style:parent-style-name="LO-Normal" style:master-page-name="MPF0" style:family="paragraph">
      <style:paragraph-properties fo:break-before="page" fo:margin-bottom="0in" fo:margin-right="-1.1812in"/>
      <style:text-properties fo:font-weight="bold" style:font-weight-asian="bold" fo:font-size="9pt" style:font-size-asian="9pt" style:font-size-complex="8pt"/>
    </style:style>
    <style:style style:name="P3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39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0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1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2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3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4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5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6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7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2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3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4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5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6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7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8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89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0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1" style:parent-style-name="LO-Normal" style:family="paragraph">
      <style:paragraph-properties fo:margin-bottom="0in" fo:margin-right="-1.1812in"/>
      <style:text-properties fo:font-weight="bold" style:font-weight-asian="bold" fo:font-size="9pt" style:font-size-asian="9pt" style:font-size-complex="8pt"/>
    </style:style>
    <style:style style:name="P492" style:parent-style-name="LO-Normal" style:family="paragraph">
      <style:paragraph-properties fo:margin-bottom="0in" fo:margin-right="-1.1812in"/>
    </style:style>
    <style:style style:name="T493" style:parent-style-name="Fonteparág.padrão" style:family="text">
      <style:text-properties fo:font-weight="bold" style:font-weight-asian="bold" fo:font-size="9pt" style:font-size-asian="9pt" style:font-size-complex="8pt"/>
    </style:style>
  </office:automatic-styles>
  <office:body>
    <office:text text:use-soft-page-breaks="true">
      <text:list text:style-name="LFO3" text:continue-numbering="true">
        <text:list-item>
          <text:p text:style-name="P1">BR245770072281Z</text:p>
        </text:list-item>
        <text:list-item>
          <text:p text:style-name="P307">BR247989056596Q</text:p>
        </text:list-item>
        <text:list-item>
          <text:p text:style-name="P308">BR245686395980X</text:p>
        </text:list-item>
        <text:list-item>
          <text:p text:style-name="P309">BR241936171128Z</text:p>
        </text:list-item>
        <text:list-item>
          <text:p text:style-name="P310">BR240790465475V</text:p>
        </text:list-item>
        <text:list-item>
          <text:p text:style-name="P311">BR246525811975A</text:p>
        </text:list-item>
        <text:list-item>
          <text:p text:style-name="P312">BR246530159983L</text:p>
        </text:list-item>
        <text:list-item>
          <text:p text:style-name="P313">BR2445549964563</text:p>
        </text:list-item>
        <text:list-item>
          <text:p text:style-name="P314">BR249878200450Z</text:p>
        </text:list-item>
        <text:list-item>
          <text:p text:style-name="P315">BR241894198882C</text:p>
        </text:list-item>
        <text:list-item>
          <text:p text:style-name="P316">BR2449359828456</text:p>
        </text:list-item>
        <text:list-item>
          <text:p text:style-name="P317">BR242270619710M</text:p>
        </text:list-item>
        <text:list-item>
          <text:p text:style-name="P318">BR242408457423F</text:p>
        </text:list-item>
        <text:list-item>
          <text:p text:style-name="P319">BR2420451481616</text:p>
        </text:list-item>
        <text:list-item>
          <text:p text:style-name="P320">BR241389505220E</text:p>
        </text:list-item>
        <text:list-item>
          <text:p text:style-name="P321">BR241334855998H</text:p>
        </text:list-item>
        <text:list-item>
          <text:p text:style-name="P322">BR2430897416688</text:p>
        </text:list-item>
        <text:list-item>
          <text:p text:style-name="P323">BR2414193495254</text:p>
        </text:list-item>
        <text:list-item>
          <text:p text:style-name="P324">BR246090880848Z</text:p>
        </text:list-item>
        <text:list-item>
          <text:p text:style-name="P325">BR2471823126328</text:p>
        </text:list-item>
        <text:list-item>
          <text:p text:style-name="P326">BR2489106055836</text:p>
        </text:list-item>
        <text:list-item>
          <text:p text:style-name="P327">BR248227733322Q</text:p>
        </text:list-item>
        <text:list-item>
          <text:p text:style-name="P328">BR243171482268V</text:p>
        </text:list-item>
        <text:list-item>
          <text:p text:style-name="P329">BR249763737969U</text:p>
        </text:list-item>
        <text:list-item>
          <text:p text:style-name="P330">BR2489912975465</text:p>
        </text:list-item>
        <text:list-item>
          <text:p text:style-name="P331">BR245138304498J</text:p>
        </text:list-item>
        <text:list-item>
          <text:p text:style-name="P332">BR249496717264V</text:p>
        </text:list-item>
        <text:list-item>
          <text:p text:style-name="P333">BR248506137276Y</text:p>
        </text:list-item>
        <text:list-item>
          <text:p text:style-name="P334">BR244352730454R</text:p>
        </text:list-item>
        <text:list-item>
          <text:p text:style-name="P335">BR247334263746N</text:p>
        </text:list-item>
        <text:list-item>
          <text:p text:style-name="P336">BR249960326647Y</text:p>
        </text:list-item>
        <text:list-item>
          <text:p text:style-name="P337">BR242674447638U</text:p>
        </text:list-item>
        <text:list-item>
          <text:p text:style-name="P338">BR2433236990826</text:p>
        </text:list-item>
        <text:list-item>
          <text:p text:style-name="P339">BR2475008137196</text:p>
        </text:list-item>
        <text:list-item>
          <text:p text:style-name="P340">BR248616863877P</text:p>
        </text:list-item>
        <text:list-item>
          <text:p text:style-name="P341">BR249605667062S</text:p>
        </text:list-item>
        <text:list-item>
          <text:p text:style-name="P342">BR240916365495X</text:p>
        </text:list-item>
        <text:list-item>
          <text:p text:style-name="P343">BR2432862693344</text:p>
        </text:list-item>
        <text:list-item>
          <text:p text:style-name="P344">BR249718315403R</text:p>
        </text:list-item>
        <text:list-item>
          <text:p text:style-name="P345">BR242771851586S</text:p>
        </text:list-item>
        <text:list-item>
          <text:p text:style-name="P346">BR241895301526V</text:p>
        </text:list-item>
        <text:list-item>
          <text:p text:style-name="P347">BR2408209785353</text:p>
        </text:list-item>
        <text:list-item>
          <text:p text:style-name="P348">BR248009266652Z</text:p>
        </text:list-item>
        <text:list-item>
          <text:p text:style-name="P349">BR241587360400R</text:p>
        </text:list-item>
        <text:list-item>
          <text:p text:style-name="P350">BR2458467328389</text:p>
        </text:list-item>
        <text:list-item>
          <text:p text:style-name="P351">BR246705008739Q</text:p>
        </text:list-item>
        <text:list-item>
          <text:p text:style-name="P352">BR2446384208611</text:p>
        </text:list-item>
        <text:list-item>
          <text:p text:style-name="P353">BR248399026187P</text:p>
        </text:list-item>
        <text:list-item>
          <text:p text:style-name="P354">BR240155145932Q</text:p>
        </text:list-item>
        <text:list-item>
          <text:p text:style-name="P355">BR240036611728O</text:p>
        </text:list-item>
        <text:list-item>
          <text:p text:style-name="P356">BR246354191293W</text:p>
        </text:list-item>
        <text:list-item>
          <text:p text:style-name="P357">BR244959522904T</text:p>
        </text:list-item>
        <text:list-item>
          <text:p text:style-name="P358">BR244256507182S</text:p>
        </text:list-item>
        <text:list-item>
          <text:p text:style-name="P359">BR244914696401W</text:p>
        </text:list-item>
        <text:list-item>
          <text:p text:style-name="P360">BR242418241012Z</text:p>
        </text:list-item>
        <text:list-item>
          <text:p text:style-name="P361">BR241413534667G</text:p>
        </text:list-item>
        <text:list-item>
          <text:p text:style-name="P362">BR248861496526S</text:p>
        </text:list-item>
        <text:list-item>
          <text:p text:style-name="P363">BR247130973240U</text:p>
        </text:list-item>
        <text:list-item>
          <text:p text:style-name="P364">BR2476990859843</text:p>
        </text:list-item>
        <text:list-item>
          <text:p text:style-name="P365">BR249057142451R</text:p>
        </text:list-item>
        <text:list-item>
          <text:p text:style-name="P366">BR2417150683815</text:p>
        </text:list-item>
        <text:list-item>
          <text:p text:style-name="P367">BR247492803129X</text:p>
        </text:list-item>
        <text:list-item>
          <text:p text:style-name="P368">BR245467530576W</text:p>
        </text:list-item>
        <text:list-item>
          <text:p text:style-name="P369">BR243880452996A</text:p>
        </text:list-item>
        <text:list-item>
          <text:p text:style-name="P370">BR2471206051190</text:p>
        </text:list-item>
        <text:list-item>
          <text:p text:style-name="P371">BR248318374017G</text:p>
        </text:list-item>
        <text:list-item>
          <text:p text:style-name="P372">BR2465697355341</text:p>
        </text:list-item>
        <text:list-item>
          <text:p text:style-name="P373">BR244054643651U</text:p>
        </text:list-item>
        <text:list-item>
          <text:p text:style-name="P374">BR246731842890U</text:p>
        </text:list-item>
        <text:list-item>
          <text:p text:style-name="P375">BR246956202813Y</text:p>
        </text:list-item>
        <text:list-item>
          <text:p text:style-name="P376">BR249869914223L</text:p>
        </text:list-item>
        <text:list-item>
          <text:p text:style-name="P377">BR2469597892519</text:p>
        </text:list-item>
        <text:list-item>
          <text:p text:style-name="P378">BR2462600560232</text:p>
        </text:list-item>
        <text:list-item>
          <text:p text:style-name="P379">BR241648482850R</text:p>
        </text:list-item>
        <text:list-item>
          <text:p text:style-name="P380">BR243946136629U</text:p>
        </text:list-item>
        <text:list-item>
          <text:p text:style-name="P381">BR243587199501V</text:p>
        </text:list-item>
        <text:list-item>
          <text:p text:style-name="P382">BR248568987116F</text:p>
        </text:list-item>
        <text:list-item>
          <text:p text:style-name="P383">BR2420366511387</text:p>
        </text:list-item>
        <text:list-item>
          <text:p text:style-name="P384">BR249446258165F</text:p>
        </text:list-item>
        <text:list-item>
          <text:p text:style-name="P385">BR249230376835G</text:p>
        </text:list-item>
        <text:list-item>
          <text:p text:style-name="P386">BR244191587592Q</text:p>
        </text:list-item>
        <text:list-item>
          <text:p text:style-name="P387">BR248061042481X</text:p>
        </text:list-item>
        <text:list-item>
          <text:p text:style-name="P388">BR243591293986V</text:p>
        </text:list-item>
        <text:list-item>
          <text:p text:style-name="P389">BR246351347133Q</text:p>
        </text:list-item>
        <text:list-item>
          <text:p text:style-name="P390">BR2413320143424</text:p>
        </text:list-item>
        <text:list-item>
          <text:p text:style-name="P391">BR247379657001R</text:p>
        </text:list-item>
        <text:list-item>
          <text:p text:style-name="P392">BR242979406952P</text:p>
        </text:list-item>
        <text:list-item>
          <text:p text:style-name="P393">BR246213689720K</text:p>
        </text:list-item>
        <text:list-item>
          <text:p text:style-name="P394">BR2471070462009</text:p>
        </text:list-item>
        <text:list-item>
          <text:p text:style-name="P395">BR2466738487666</text:p>
        </text:list-item>
        <text:list-item>
          <text:p text:style-name="P396">BR247012448374F</text:p>
        </text:list-item>
        <text:list-item>
          <text:p text:style-name="P397">BR247911824385A</text:p>
        </text:list-item>
        <text:list-item>
          <text:p text:style-name="P398">BR243283808116E</text:p>
        </text:list-item>
        <text:list-item>
          <text:p text:style-name="P399">BR249827880150J</text:p>
        </text:list-item>
        <text:list-item>
          <text:p text:style-name="P400">BR2428610102873</text:p>
        </text:list-item>
        <text:list-item>
          <text:p text:style-name="P401">BR2483161811210</text:p>
        </text:list-item>
        <text:list-item>
          <text:p text:style-name="P402">BR248491708567N</text:p>
        </text:list-item>
        <text:list-item>
          <text:p text:style-name="P403">BR245553190026C</text:p>
        </text:list-item>
        <text:list-item>
          <text:p text:style-name="P404">BR243873865949C</text:p>
        </text:list-item>
        <text:list-item>
          <text:p text:style-name="P405">BR246804461641U</text:p>
        </text:list-item>
        <text:list-item>
          <text:p text:style-name="P406">BR2445218739570</text:p>
        </text:list-item>
        <text:list-item>
          <text:p text:style-name="P407">BR249579090342W</text:p>
        </text:list-item>
        <text:list-item>
          <text:p text:style-name="P408">BR2463479895658</text:p>
        </text:list-item>
        <text:list-item>
          <text:p text:style-name="P409">BR2454187656004</text:p>
        </text:list-item>
        <text:list-item>
          <text:p text:style-name="P410">BR243164861603V</text:p>
        </text:list-item>
        <text:list-item>
          <text:p text:style-name="P411">BR241773311197M</text:p>
        </text:list-item>
        <text:list-item>
          <text:p text:style-name="P412">BR249201121003A</text:p>
        </text:list-item>
        <text:list-item>
          <text:p text:style-name="P413">BR248817442511I</text:p>
        </text:list-item>
        <text:list-item>
          <text:p text:style-name="P414">BR2470834558253</text:p>
        </text:list-item>
        <text:list-item>
          <text:p text:style-name="P415">BR2426436428911</text:p>
        </text:list-item>
        <text:list-item>
          <text:p text:style-name="P416">BR249580826627G</text:p>
        </text:list-item>
        <text:list-item>
          <text:p text:style-name="P417">BR243975448864L</text:p>
        </text:list-item>
        <text:list-item>
          <text:p text:style-name="P418">BR243798573248V</text:p>
        </text:list-item>
        <text:list-item>
          <text:p text:style-name="P419">BR241749269838H</text:p>
        </text:list-item>
        <text:list-item>
          <text:p text:style-name="P420">BR248666955462P</text:p>
        </text:list-item>
        <text:list-item>
          <text:p text:style-name="P421">BR2455543487417</text:p>
        </text:list-item>
        <text:list-item>
          <text:p text:style-name="P422">BR247057463680W</text:p>
        </text:list-item>
        <text:list-item>
          <text:p text:style-name="P423">BR242888688402N</text:p>
        </text:list-item>
        <text:list-item>
          <text:p text:style-name="P424">BR249765526968M</text:p>
        </text:list-item>
        <text:list-item>
          <text:p text:style-name="P425">BR249181341987M</text:p>
        </text:list-item>
        <text:list-item>
          <text:p text:style-name="P426">BR248326916297U</text:p>
        </text:list-item>
        <text:list-item>
          <text:p text:style-name="P427">BR243304469313V</text:p>
        </text:list-item>
        <text:list-item>
          <text:p text:style-name="P428">BR244905925285R</text:p>
        </text:list-item>
        <text:list-item>
          <text:p text:style-name="P429">BR248345345396E</text:p>
        </text:list-item>
        <text:list-item>
          <text:p text:style-name="P430">BR242153595841V</text:p>
        </text:list-item>
        <text:list-item>
          <text:p text:style-name="P431">BR244738178065T</text:p>
        </text:list-item>
        <text:list-item>
          <text:p text:style-name="P432">BR246051000442P</text:p>
        </text:list-item>
        <text:list-item>
          <text:p text:style-name="P433">BR248186150427I</text:p>
        </text:list-item>
        <text:list-item>
          <text:p text:style-name="P434">BR245922597987B</text:p>
        </text:list-item>
        <text:list-item>
          <text:p text:style-name="P435">BR244199772640K</text:p>
        </text:list-item>
        <text:list-item>
          <text:p text:style-name="P436">BR246502683545Q</text:p>
        </text:list-item>
        <text:list-item>
          <text:p text:style-name="P437">BR2431794919988</text:p>
        </text:list-item>
        <text:list-item>
          <text:p text:style-name="P438">BR246136384274J</text:p>
        </text:list-item>
        <text:list-item>
          <text:p text:style-name="P439">BR241984044442H</text:p>
        </text:list-item>
        <text:list-item>
          <text:p text:style-name="P440">BR244798660449V</text:p>
        </text:list-item>
        <text:list-item>
          <text:p text:style-name="P441">BR2412829589389</text:p>
        </text:list-item>
        <text:list-item>
          <text:p text:style-name="P442">BR241550217121Q</text:p>
        </text:list-item>
        <text:list-item>
          <text:p text:style-name="P443">BR247628000097I</text:p>
        </text:list-item>
        <text:list-item>
          <text:p text:style-name="P444">BR240642562744A</text:p>
        </text:list-item>
        <text:list-item>
          <text:p text:style-name="P445">BR247291169030F</text:p>
        </text:list-item>
        <text:list-item>
          <text:p text:style-name="P446">BR243693132277E</text:p>
        </text:list-item>
        <text:list-item>
          <text:p text:style-name="P447">BR248054851737O</text:p>
        </text:list-item>
        <text:list-item>
          <text:p text:style-name="P448">BR244317237834T</text:p>
        </text:list-item>
        <text:list-item>
          <text:p text:style-name="P449">BR247968324055J</text:p>
        </text:list-item>
        <text:list-item>
          <text:p text:style-name="P450">BR241657890961X</text:p>
        </text:list-item>
        <text:list-item>
          <text:p text:style-name="P451">BR243212259376N</text:p>
        </text:list-item>
        <text:list-item>
          <text:p text:style-name="P452">BR249072229987M</text:p>
        </text:list-item>
        <text:list-item>
          <text:p text:style-name="P453">BR249148542421H</text:p>
        </text:list-item>
        <text:list-item>
          <text:p text:style-name="P454">BR246349266819B</text:p>
        </text:list-item>
        <text:list-item>
          <text:p text:style-name="P455">BR245965435442F</text:p>
        </text:list-item>
        <text:list-item>
          <text:p text:style-name="P456">BR240121018594K</text:p>
        </text:list-item>
        <text:list-item>
          <text:p text:style-name="P457">BR242825793200H</text:p>
        </text:list-item>
        <text:list-item>
          <text:p text:style-name="P458">BR245692101788T</text:p>
        </text:list-item>
        <text:list-item>
          <text:p text:style-name="P459">BR241852763759G</text:p>
        </text:list-item>
        <text:list-item>
          <text:p text:style-name="P460">BR246003843421C</text:p>
        </text:list-item>
        <text:list-item>
          <text:p text:style-name="P461">BR246816557172C</text:p>
        </text:list-item>
        <text:list-item>
          <text:p text:style-name="P462">BR2460613806488</text:p>
        </text:list-item>
        <text:list-item>
          <text:p text:style-name="P463">BR244257571710Q</text:p>
        </text:list-item>
        <text:list-item>
          <text:p text:style-name="P464">BR243015049009N</text:p>
        </text:list-item>
        <text:list-item>
          <text:p text:style-name="P465">BR2414418823653</text:p>
        </text:list-item>
        <text:list-item>
          <text:p text:style-name="P466">BR245302940951B</text:p>
        </text:list-item>
        <text:list-item>
          <text:p text:style-name="P467">BR243398654822G</text:p>
        </text:list-item>
        <text:list-item>
          <text:p text:style-name="P468">BR246067454666P</text:p>
        </text:list-item>
        <text:list-item>
          <text:p text:style-name="P469">BR246129048366L</text:p>
        </text:list-item>
        <text:list-item>
          <text:p text:style-name="P470">BR241081339952M</text:p>
        </text:list-item>
        <text:list-item>
          <text:p text:style-name="P471">BR2458468767339</text:p>
        </text:list-item>
        <text:list-item>
          <text:p text:style-name="P472">BR2481255531196</text:p>
        </text:list-item>
        <text:list-item>
          <text:p text:style-name="P473">BR245142453366T</text:p>
        </text:list-item>
        <text:list-item>
          <text:p text:style-name="P474">BR246980621998B</text:p>
        </text:list-item>
        <text:list-item>
          <text:p text:style-name="P475">BR2476221339184</text:p>
        </text:list-item>
        <text:list-item>
          <text:p text:style-name="P476">BR2482255546762</text:p>
        </text:list-item>
        <text:list-item>
          <text:p text:style-name="P477">BR244856331222Q</text:p>
        </text:list-item>
        <text:list-item>
          <text:p text:style-name="P478">BR247029997947L</text:p>
        </text:list-item>
        <text:list-item>
          <text:p text:style-name="P479">BR245961408937Z</text:p>
        </text:list-item>
        <text:list-item>
          <text:p text:style-name="P480">BR2437948823904</text:p>
        </text:list-item>
        <text:list-item>
          <text:p text:style-name="P481">BR240078790378Q</text:p>
        </text:list-item>
        <text:list-item>
          <text:p text:style-name="P482">BR242251302978H</text:p>
        </text:list-item>
        <text:list-item>
          <text:p text:style-name="P483">BR245857489009O</text:p>
        </text:list-item>
        <text:list-item>
          <text:p text:style-name="P484">BR243454179384X</text:p>
        </text:list-item>
        <text:list-item>
          <text:p text:style-name="P485">BR2467652416657</text:p>
        </text:list-item>
        <text:list-item>
          <text:p text:style-name="P486">BR242669852778P</text:p>
        </text:list-item>
        <text:list-item>
          <text:p text:style-name="P487">BR248753450796J</text:p>
        </text:list-item>
        <text:list-item>
          <text:p text:style-name="P488">BR243920634841N</text:p>
        </text:list-item>
        <text:list-item>
          <text:p text:style-name="P489">BR247426997856J</text:p>
        </text:list-item>
        <text:list-item>
          <text:p text:style-name="P490">BR240069848654K</text:p>
        </text:list-item>
        <text:list-item>
          <text:p text:style-name="P491">BR2459367655265</text:p>
        </text:list-item>
        <text:list-item>
          <text:p text:style-name="P492"><text:span text:style-name="T493">BR244701790302D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style:vertical-align="auto" fo:margin-top="0.1666in" fo:margin-bottom="0in" fo:line-height="107%"/>
      <style:text-properties style:font-name="Calibri Light" style:font-name-asian="Times New Roman" style:font-name-complex="Times New Roman" fo:color="#2F5496" style:letter-kerning="true" fo:font-size="16pt" style:font-size-asian="16pt" style:font-size-complex="16pt" fo:hyphenate="false"/>
    </style:style>
    <style:style style:name="Normal" style:display-name="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Fonteparág.padrão" style:display-name="Fonte parág. padrão" style:family="text"/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úmerodelinha" style:display-name="Número de linha" style:family="text" style:parent-style-name="Fonteparág.padrão"/>
    <style:style style:name="Textodenotadefim" style:display-name="Texto de nota de fim" style:family="paragraph" style:parent-style-name="Normal">
      <style:paragraph-properties fo:margin-bottom="0in"/>
      <style:text-properties style:font-size-complex="10pt" fo:hyphenate="false"/>
    </style:style>
    <style:style style:name="TextodenotadefimChar" style:display-name="Texto de nota de fim Char" style:family="text" style:parent-style-name="Fonteparág.padrão">
      <style:text-properties fo:font-size="10pt" style:font-size-asian="10pt" style:font-size-complex="10pt"/>
    </style:style>
    <style:style style:name="Ref.denotadefim" style:display-name="Ref. de nota de fim" style:family="text" style:parent-style-name="Fonteparág.padrão">
      <style:text-properties style:text-position="super 63.6%"/>
    </style:style>
    <style:style style:name="Fonteparág.padrão1" style:display-name="Fonte parág. padrão1" style:family="text"/>
    <style:style style:name="LO-Normal" style:display-name="LO-Normal" style:family="paragraph">
      <style:paragraph-properties style:vertical-align="baseline" fo:line-height="100%"/>
      <style:text-properties style:font-name="Times New Roman" style:font-name-asian="Times New Roman" style:font-name-complex="Times New Roman" style:letter-kerning="false" fo:font-size="10pt" style:font-size-asian="10pt" fo:hyphenate="false"/>
    </style:style>
    <style:style style:name="Cabeçalho" style:display-name="Cabeçalho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style:style style:name="Rodapé" style:display-name="Rodapé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false" fo:font-size="10pt" style:font-size-asian="10pt"/>
    </style:style>
    <text:notes-configuration text:note-class="footnote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3937in" fo:margin-left="0.5in" fo:margin-bottom="0in" fo:margin-right="0.5in" style:num-format="1" style:writing-mode="lr-tb">
        <style:columns fo:column-count="4" fo:column-gap="0.4923in"/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062in"/>
      </style:header-style>
      <style:footer-style>
        <style:header-footer-properties style:dynamic-spacing="true" fo:min-height="0.5in"/>
      </style:footer-style>
    </style:page-layout>
    <style:style style:name="P2" style:parent-style-name="LO-Normal" style:family="paragraph">
      <style:paragraph-properties fo:margin-bottom="0in" fo:margin-right="-1.1812in"/>
    </style:style>
    <style:style style:name="T3" style:parent-style-name="Fonteparág.padrão" style:family="text">
      <style:text-properties style:language-asian="pt" style:country-asian="BR"/>
    </style:style>
    <style:style style:name="T4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5" style:parent-style-name="Fonteparág.padrão" style:family="text">
      <style:text-properties style:language-asian="pt" style:country-asian="BR"/>
    </style:style>
    <style:style style:name="TableColumn7" style:family="table-column">
      <style:table-column-properties style:column-width="0.0527in" style:use-optimal-column-width="false"/>
    </style:style>
    <style:style style:name="TableColumn8" style:family="table-column">
      <style:table-column-properties style:column-width="0.1972in" style:use-optimal-column-width="false"/>
    </style:style>
    <style:style style:name="TableColumn9" style:family="table-column">
      <style:table-column-properties style:column-width="0.8861in" style:use-optimal-column-width="false"/>
    </style:style>
    <style:style style:name="TableColumn10" style:family="table-column">
      <style:table-column-properties style:column-width="0.0527in" style:use-optimal-column-width="false"/>
    </style:style>
    <style:style style:name="TableColumn11" style:family="table-column">
      <style:table-column-properties style:column-width="0.1437in" style:use-optimal-column-width="false"/>
    </style:style>
    <style:style style:name="TableColumn12" style:family="table-column">
      <style:table-column-properties style:column-width="0.2423in" style:use-optimal-column-width="false"/>
    </style:style>
    <style:style style:name="TableColumn13" style:family="table-column">
      <style:table-column-properties style:column-width="0.0986in" style:use-optimal-column-width="false"/>
    </style:style>
    <style:style style:name="TableColumn14" style:family="table-column">
      <style:table-column-properties style:column-width="0.4895in" style:use-optimal-column-width="false"/>
    </style:style>
    <style:style style:name="TableColumn15" style:family="table-column">
      <style:table-column-properties style:column-width="0.0187in" style:use-optimal-column-width="false"/>
    </style:style>
    <style:style style:name="TableColumn16" style:family="table-column">
      <style:table-column-properties style:column-width="0.0895in" style:use-optimal-column-width="false"/>
    </style:style>
    <style:style style:name="TableColumn17" style:family="table-column">
      <style:table-column-properties style:column-width="0.1361in" style:use-optimal-column-width="false"/>
    </style:style>
    <style:style style:name="TableColumn18" style:family="table-column">
      <style:table-column-properties style:column-width="0.0611in" style:use-optimal-column-width="false"/>
    </style:style>
    <style:style style:name="TableColumn19" style:family="table-column">
      <style:table-column-properties style:column-width="0.2951in" style:use-optimal-column-width="false"/>
    </style:style>
    <style:style style:name="TableColumn20" style:family="table-column">
      <style:table-column-properties style:column-width="1.0756in" style:use-optimal-column-width="false"/>
    </style:style>
    <style:style style:name="TableColumn21" style:family="table-column">
      <style:table-column-properties style:column-width="0.1965in" style:use-optimal-column-width="false"/>
    </style:style>
    <style:style style:name="TableColumn22" style:family="table-column">
      <style:table-column-properties style:column-width="0.1201in" style:use-optimal-column-width="false"/>
    </style:style>
    <style:style style:name="TableColumn23" style:family="table-column">
      <style:table-column-properties style:column-width="0.1826in" style:use-optimal-column-width="false"/>
    </style:style>
    <style:style style:name="TableColumn24" style:family="table-column">
      <style:table-column-properties style:column-width="0.5465in" style:use-optimal-column-width="false"/>
    </style:style>
    <style:style style:name="TableColumn25" style:family="table-column">
      <style:table-column-properties style:column-width="0.0895in" style:use-optimal-column-width="false"/>
    </style:style>
    <style:style style:name="TableColumn26" style:family="table-column">
      <style:table-column-properties style:column-width="0.1972in" style:use-optimal-column-width="false"/>
    </style:style>
    <style:style style:name="TableColumn27" style:family="table-column">
      <style:table-column-properties style:column-width="0.2951in" style:use-optimal-column-width="false"/>
    </style:style>
    <style:style style:name="TableColumn28" style:family="table-column">
      <style:table-column-properties style:column-width="1.3923in" style:use-optimal-column-width="false"/>
    </style:style>
    <style:style style:name="TableColumn29" style:family="table-column">
      <style:table-column-properties style:column-width="0.1826in" style:use-optimal-column-width="false"/>
    </style:style>
    <style:style style:name="TableColumn30" style:family="table-column">
      <style:table-column-properties style:column-width="0.8333in" style:use-optimal-column-width="false"/>
    </style:style>
    <style:style style:name="Table6" style:family="table">
      <style:table-properties style:width="7.8756in" fo:margin-left="-0.3006in" table:align="left"/>
    </style:style>
    <style:style style:name="TableRow31" style:family="table-row">
      <style:table-row-properties style:min-row-height="0.1965in" style:use-optimal-row-height="false"/>
    </style:style>
    <style:style style:name="TableCell32" style:family="table-cell">
      <style:table-cell-properties fo:border="none" style:writing-mode="lr-tb" fo:padding-top="0in" fo:padding-left="0.0069in" fo:padding-bottom="0in" fo:padding-right="0.0069in"/>
    </style:style>
    <style:style style:name="P33" style:parent-style-name="LO-Normal" style:family="paragraph">
      <style:paragraph-properties fo:text-align="center" fo:margin-bottom="0in"/>
    </style:style>
    <style:style style:name="TableCell34" style:family="table-cell">
      <style:table-cell-properties fo:border="none" style:writing-mode="lr-tb" fo:padding-top="0in" fo:padding-left="0.0069in" fo:padding-bottom="0in" fo:padding-right="0.0069in"/>
    </style:style>
    <style:style style:name="P35" style:parent-style-name="LO-Normal" style:family="paragraph">
      <style:paragraph-properties fo:text-align="center" fo:margin-bottom="0in"/>
    </style:style>
    <style:style style:name="TableCell36" style:family="table-cell">
      <style:table-cell-properties fo:border="none" style:writing-mode="lr-tb" fo:padding-top="0in" fo:padding-left="0.0069in" fo:padding-bottom="0in" fo:padding-right="0.0069in"/>
    </style:style>
    <style:style style:name="P37" style:parent-style-name="LO-Normal" style:family="paragraph">
      <style:paragraph-properties fo:text-align="center" fo:margin-bottom="0in"/>
    </style:style>
    <style:style style:name="TableCell38" style:family="table-cell">
      <style:table-cell-properties fo:border="none" style:writing-mode="lr-tb" fo:padding-top="0in" fo:padding-left="0.0069in" fo:padding-bottom="0in" fo:padding-right="0.0069in"/>
    </style:style>
    <style:style style:name="P39" style:parent-style-name="LO-Normal" style:family="paragraph">
      <style:paragraph-properties fo:text-align="center" fo:margin-bottom="0in"/>
    </style:style>
    <style:style style:name="TableCell40" style:family="table-cell">
      <style:table-cell-properties fo:border="none" style:writing-mode="lr-tb" fo:padding-top="0in" fo:padding-left="0.0069in" fo:padding-bottom="0in" fo:padding-right="0.0069in"/>
    </style:style>
    <style:style style:name="P41" style:parent-style-name="LO-Normal" style:family="paragraph">
      <style:paragraph-properties fo:text-align="center" fo:margin-bottom="0in"/>
    </style:style>
    <style:style style:name="TableCell42" style:family="table-cell">
      <style:table-cell-properties fo:border="none" style:writing-mode="lr-tb" fo:padding-top="0in" fo:padding-left="0.0069in" fo:padding-bottom="0in" fo:padding-right="0.0069in"/>
    </style:style>
    <style:style style:name="P43" style:parent-style-name="LO-Normal" style:family="paragraph">
      <style:paragraph-properties fo:text-align="center" fo:margin-bottom="0in"/>
    </style:style>
    <style:style style:name="TableCell44" style:family="table-cell">
      <style:table-cell-properties fo:border="none" style:writing-mode="lr-tb" fo:padding-top="0in" fo:padding-left="0.0069in" fo:padding-bottom="0in" fo:padding-right="0.0069in"/>
    </style:style>
    <style:style style:name="P45" style:parent-style-name="LO-Normal" style:family="paragraph">
      <style:paragraph-properties fo:text-align="center" fo:margin-bottom="0in"/>
    </style:style>
    <style:style style:name="TableCell46" style:family="table-cell">
      <style:table-cell-properties fo:border="none" style:writing-mode="lr-tb" fo:padding-top="0in" fo:padding-left="0.0069in" fo:padding-bottom="0in" fo:padding-right="0.0069in"/>
    </style:style>
    <style:style style:name="P47" style:parent-style-name="LO-Normal" style:family="paragraph">
      <style:paragraph-properties fo:text-align="center" fo:margin-bottom="0in"/>
    </style:style>
    <style:style style:name="TableCell48" style:family="table-cell">
      <style:table-cell-properties fo:border="none" style:writing-mode="lr-tb" fo:padding-top="0in" fo:padding-left="0.0069in" fo:padding-bottom="0in" fo:padding-right="0.0069in"/>
    </style:style>
    <style:style style:name="P49" style:parent-style-name="LO-Normal" style:family="paragraph">
      <style:paragraph-properties fo:text-align="center" fo:margin-bottom="0in"/>
    </style:style>
    <style:style style:name="TableCell50" style:family="table-cell">
      <style:table-cell-properties fo:border="none" style:writing-mode="lr-tb" fo:padding-top="0in" fo:padding-left="0.0069in" fo:padding-bottom="0in" fo:padding-right="0.0069in"/>
    </style:style>
    <style:style style:name="P51" style:parent-style-name="LO-Normal" style:family="paragraph">
      <style:paragraph-properties fo:text-align="center" fo:margin-bottom="0in"/>
    </style:style>
    <style:style style:name="TableCell52" style:family="table-cell">
      <style:table-cell-properties fo:border="none" style:writing-mode="lr-tb" fo:padding-top="0in" fo:padding-left="0.0069in" fo:padding-bottom="0in" fo:padding-right="0.0069in"/>
    </style:style>
    <style:style style:name="P53" style:parent-style-name="LO-Normal" style:family="paragraph">
      <style:paragraph-properties fo:text-align="center" fo:margin-bottom="0in"/>
    </style:style>
    <style:style style:name="TableCell54" style:family="table-cell">
      <style:table-cell-properties fo:border="none" style:writing-mode="lr-tb" fo:padding-top="0in" fo:padding-left="0.0069in" fo:padding-bottom="0in" fo:padding-right="0.0069in"/>
    </style:style>
    <style:style style:name="P55" style:parent-style-name="LO-Normal" style:family="paragraph">
      <style:paragraph-properties fo:text-align="center" fo:margin-bottom="0in"/>
    </style:style>
    <style:style style:name="TableCell56" style:family="table-cell">
      <style:table-cell-properties fo:border="none" style:writing-mode="lr-tb" fo:padding-top="0in" fo:padding-left="0.0069in" fo:padding-bottom="0in" fo:padding-right="0.0069in"/>
    </style:style>
    <style:style style:name="P57" style:parent-style-name="LO-Normal" style:family="paragraph">
      <style:paragraph-properties fo:text-align="center" fo:margin-bottom="0in"/>
    </style:style>
    <style:style style:name="TableCell58" style:family="table-cell">
      <style:table-cell-properties fo:border="none" style:writing-mode="lr-tb" fo:padding-top="0in" fo:padding-left="0.0069in" fo:padding-bottom="0in" fo:padding-right="0.0069in"/>
    </style:style>
    <style:style style:name="P59" style:parent-style-name="LO-Normal" style:family="paragraph">
      <style:paragraph-properties fo:text-align="center" fo:margin-bottom="0in"/>
    </style:style>
    <style:style style:name="TableCell60" style:family="table-cell">
      <style:table-cell-properties fo:border="none" style:writing-mode="lr-tb" fo:padding-top="0in" fo:padding-left="0.0069in" fo:padding-bottom="0in" fo:padding-right="0.0069in"/>
    </style:style>
    <style:style style:name="P61" style:parent-style-name="LO-Normal" style:family="paragraph">
      <style:paragraph-properties fo:text-align="center" fo:margin-bottom="0in"/>
    </style:style>
    <style:style style:name="TableRow62" style:family="table-row">
      <style:table-row-properties style:row-height="0.3097in" style:use-optimal-row-height="false"/>
    </style:style>
    <style:style style:name="TableCell63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P64" style:parent-style-name="LO-Normal" style:family="paragraph">
      <style:text-properties fo:font-size="9pt" style:font-size-asian="9pt" style:font-size-complex="9pt"/>
    </style:style>
    <style:style style:name="TableCell6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66" style:parent-style-name="LO-Normal" style:family="paragraph">
      <style:paragraph-properties fo:text-align="center" fo:margin-bottom="0in"/>
    </style:style>
    <style:style style:name="TableCell6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68" style:parent-style-name="LO-Normal" style:family="paragraph">
      <style:paragraph-properties fo:margin-bottom="0in"/>
    </style:style>
    <style:style style:name="T69" style:parent-style-name="Fonteparág.padrão" style:family="text">
      <style:text-properties fo:font-size="9pt" style:font-size-asian="9pt" style:font-size-complex="9pt"/>
    </style:style>
    <style:style style:name="TableCell7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1" style:parent-style-name="LO-Normal" style:family="paragraph">
      <style:paragraph-properties fo:text-align="center" fo:margin-bottom="0in"/>
    </style:style>
    <style:style style:name="TableCell72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3" style:parent-style-name="LO-Normal" style:family="paragraph">
      <style:paragraph-properties fo:text-align="center" fo:margin-bottom="0in"/>
    </style:style>
    <style:style style:name="T74" style:parent-style-name="Fonteparág.padrão" style:family="text">
      <style:text-properties fo:font-size="8pt" style:font-size-asian="8pt" style:font-size-complex="9pt"/>
    </style:style>
    <style:style style:name="TableCell75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76" style:parent-style-name="LO-Normal" style:family="paragraph">
      <style:paragraph-properties fo:text-align="center" fo:margin-bottom="0in"/>
    </style:style>
    <style:style style:name="TableCell77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78" style:parent-style-name="LO-Normal" style:family="paragraph">
      <style:paragraph-properties fo:text-align="center" fo:margin-bottom="0in"/>
    </style:style>
    <style:style style:name="T79" style:parent-style-name="Fonteparág.padrão" style:family="text">
      <style:text-properties fo:font-size="8pt" style:font-size-asian="8pt" style:font-size-complex="9pt"/>
    </style:style>
    <style:style style:name="TableCell80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81" style:parent-style-name="LO-Normal" style:family="paragraph">
      <style:paragraph-properties fo:text-align="center" fo:margin-bottom="0in"/>
    </style:style>
    <style:style style:name="TableCell82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83" style:parent-style-name="LO-Normal" style:family="paragraph">
      <style:text-properties fo:font-size="9pt" style:font-size-asian="9pt" style:font-size-complex="9pt"/>
    </style:style>
    <style:style style:name="TableCell84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85" style:parent-style-name="LO-Normal" style:family="paragraph">
      <style:text-properties fo:font-size="9pt" style:font-size-asian="9pt" style:font-size-complex="9pt"/>
    </style:style>
    <style:style style:name="TableRow86" style:family="table-row">
      <style:table-row-properties style:row-height="0.1215in" style:use-optimal-row-height="false"/>
    </style:style>
    <style:style style:name="TableCell87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88" style:parent-style-name="LO-Normal" style:family="paragraph">
      <style:text-properties fo:font-size="9pt" style:font-size-asian="9pt" style:font-size-complex="9pt"/>
    </style:style>
    <style:style style:name="TableCell89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0" style:parent-style-name="LO-Normal" style:family="paragraph">
      <style:text-properties fo:font-size="9pt" style:font-size-asian="9pt" style:font-size-complex="9pt"/>
    </style:style>
    <style:style style:name="TableCell9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2" style:parent-style-name="LO-Normal" style:family="paragraph">
      <style:text-properties fo:font-size="9pt" style:font-size-asian="9pt" style:font-size-complex="9pt"/>
    </style:style>
    <style:style style:name="TableCell93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4" style:parent-style-name="LO-Normal" style:family="paragraph">
      <style:text-properties fo:font-size="9pt" style:font-size-asian="9pt" style:font-size-complex="9pt"/>
    </style:style>
    <style:style style:name="TableCell95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6" style:parent-style-name="LO-Normal" style:family="paragraph">
      <style:text-properties fo:font-size="9pt" style:font-size-asian="9pt" style:font-size-complex="9pt"/>
    </style:style>
    <style:style style:name="TableCell97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98" style:parent-style-name="LO-Normal" style:family="paragraph">
      <style:text-properties fo:font-size="9pt" style:font-size-asian="9pt" style:font-size-complex="9pt"/>
    </style:style>
    <style:style style:name="TableCell9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0" style:parent-style-name="LO-Normal" style:family="paragraph">
      <style:text-properties fo:font-size="9pt" style:font-size-asian="9pt" style:font-size-complex="9pt"/>
    </style:style>
    <style:style style:name="TableCell101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02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103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TableColumn105" style:family="table-column">
      <style:table-column-properties style:column-width="1.575in" style:use-optimal-column-width="false"/>
    </style:style>
    <style:style style:name="TableColumn106" style:family="table-column">
      <style:table-column-properties style:column-width="1.3784in" style:use-optimal-column-width="false"/>
    </style:style>
    <style:style style:name="TableColumn107" style:family="table-column">
      <style:table-column-properties style:column-width="0.8861in" style:use-optimal-column-width="false"/>
    </style:style>
    <style:style style:name="TableColumn108" style:family="table-column">
      <style:table-column-properties style:column-width="0.0527in" style:use-optimal-column-width="false"/>
    </style:style>
    <style:style style:name="TableColumn109" style:family="table-column">
      <style:table-column-properties style:column-width="1.2798in" style:use-optimal-column-width="false"/>
    </style:style>
    <style:style style:name="TableColumn110" style:family="table-column">
      <style:table-column-properties style:column-width="0.2951in" style:use-optimal-column-width="false"/>
    </style:style>
    <style:style style:name="TableColumn111" style:family="table-column">
      <style:table-column-properties style:column-width="1.575in" style:use-optimal-column-width="false"/>
    </style:style>
    <style:style style:name="TableColumn112" style:family="table-column">
      <style:table-column-properties style:column-width="0.8333in" style:use-optimal-column-width="false"/>
    </style:style>
    <style:style style:name="Table104" style:family="table">
      <style:table-properties style:width="7.8756in" fo:margin-left="0in" table:align="left"/>
    </style:style>
    <style:style style:name="TableRow113" style:family="table-row">
      <style:table-row-properties style:min-row-height="0.1298in" style:use-optimal-row-height="false" fo:keep-together="always"/>
    </style:style>
    <style:style style:name="TableCell114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15" style:parent-style-name="LO-Normal" style:family="paragraph">
      <style:paragraph-properties fo:text-align="center" fo:margin-bottom="0in"/>
    </style:style>
    <style:style style:name="T116" style:parent-style-name="Fonteparág.padrão" style:family="text">
      <style:text-properties fo:font-weight="bold" style:font-weight-asian="bold" fo:font-size="14pt" style:font-size-asian="14pt" style:font-size-complex="14pt"/>
    </style:style>
    <style:style style:name="TableRow117" style:family="table-row">
      <style:table-row-properties style:row-height="0.0694in" style:use-optimal-row-height="false"/>
    </style:style>
    <style:style style:name="TableCell118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19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Cell120" style:family="table-cell">
      <style:table-cell-properties fo:border-top="0.0208in solid #000000" fo:border-left="none" fo:border-bottom="none" fo:border-right="none" style:writing-mode="lr-tb" style:vertical-align="middle" fo:padding-top="0in" fo:padding-left="0.0194in" fo:padding-bottom="0in" fo:padding-right="0.0194in"/>
    </style:style>
    <style:style style:name="P121" style:parent-style-name="LO-Normal" style:family="paragraph">
      <style:text-properties fo:font-weight="bold" style:font-weight-asian="bold" fo:font-size="9pt" style:font-size-asian="9pt" style:font-size-complex="9pt"/>
    </style:style>
    <style:style style:name="TableCell122" style:family="table-cell">
      <style:table-cell-properties fo:border-top="0.0208in solid #000000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123" style:parent-style-name="LO-Normal" style:family="paragraph">
      <style:paragraph-properties fo:text-align="center"/>
      <style:text-properties fo:font-weight="bold" style:font-weight-asian="bold" fo:font-size="9pt" style:font-size-asian="9pt" style:font-size-complex="9pt"/>
    </style:style>
    <style:style style:name="TableRow124" style:family="table-row">
      <style:table-row-properties style:min-row-height="0.1576in" style:use-optimal-row-height="false"/>
    </style:style>
    <style:style style:name="TableCell125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26" style:parent-style-name="LO-Normal" style:family="paragraph">
      <style:paragraph-properties fo:text-align="center" fo:margin-bottom="0in"/>
    </style:style>
    <style:style style:name="T127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-top="none" fo:border-left="0.0208in solid #000000" fo:border-bottom="none" fo:border-right="0.0208in solid #000000" style:writing-mode="lr-tb" style:vertical-align="middle" fo:padding-top="0in" fo:padding-left="0.0194in" fo:padding-bottom="0in" fo:padding-right="0.0194in"/>
    </style:style>
    <style:style style:name="P129" style:parent-style-name="LO-Normal" style:family="paragraph">
      <style:paragraph-properties fo:text-align="center"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-top="0.0208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1" style:parent-style-name="LO-Normal" style:family="paragraph">
      <style:paragraph-properties fo:text-align="center" fo:margin-bottom="0in"/>
    </style:style>
    <style:style style:name="T132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33" style:family="table-row">
      <style:table-row-properties style:min-row-height="0.1972in" style:use-optimal-row-height="false"/>
    </style:style>
    <style:style style:name="TableCell13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5" style:parent-style-name="LO-Normal" style:family="paragraph">
      <style:paragraph-properties fo:margin-bottom="0in"/>
    </style:style>
    <style:style style:name="T13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37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38" style:parent-style-name="LO-Normal" style:family="paragraph">
      <style:paragraph-properties fo:margin-bottom="0in" fo:margin-left="0.1263in" fo:text-indent="-0.1263in">
        <style:tab-stops/>
      </style:paragraph-properties>
    </style:style>
    <style:style style:name="T139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0" style:family="table-row">
      <style:table-row-properties style:min-row-height="0.1972in" style:use-optimal-row-height="false"/>
    </style:style>
    <style:style style:name="TableCell141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2" style:parent-style-name="LO-Normal" style:family="paragraph">
      <style:paragraph-properties fo:margin-bottom="0in"/>
    </style:style>
    <style:style style:name="T143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44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5" style:parent-style-name="LO-Normal" style:family="paragraph">
      <style:paragraph-properties fo:margin-bottom="0in"/>
    </style:style>
    <style:style style:name="T146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47" style:family="table-row">
      <style:table-row-properties style:min-row-height="0.1972in" style:use-optimal-row-height="false"/>
    </style:style>
    <style:style style:name="TableCell148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49" style:parent-style-name="LO-Normal" style:family="paragraph">
      <style:paragraph-properties fo:margin-bottom="0in"/>
      <style:text-properties fo:font-size="9pt" style:font-size-asian="9pt" style:font-size-complex="9pt"/>
    </style:style>
    <style:style style:name="TableCell150" style:family="table-cell">
      <style:table-cell-properties fo:border-top="0.0104in solid #000000" fo:border-left="0.0208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1" style:parent-style-name="LO-Normal" style:family="paragraph">
      <style:paragraph-properties fo:margin-bottom="0in"/>
    </style:style>
    <style:style style:name="TableRow152" style:family="table-row">
      <style:table-row-properties style:min-row-height="0.1972in" style:use-optimal-row-height="false"/>
    </style:style>
    <style:style style:name="TableCell153" style:family="table-cell">
      <style:table-cell-properties fo:border-top="0.0104in solid #000000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54" style:parent-style-name="LO-Normal" style:family="paragraph">
      <style:paragraph-properties fo:margin-bottom="0in"/>
    </style:style>
    <style:style style:name="T155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6" style:family="table-cell">
      <style:table-cell-properties fo:border-top="0.0104in solid #000000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57" style:parent-style-name="LO-Normal" style:family="paragraph">
      <style:paragraph-properties fo:margin-bottom="0in"/>
    </style:style>
    <style:style style:name="T15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59" style:family="table-cell">
      <style:table-cell-properties fo:border-top="none" fo:border-left="0.0208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60" style:parent-style-name="LO-Normal" style:family="paragraph">
      <style:paragraph-properties fo:margin-bottom="0in"/>
    </style:style>
    <style:style style:name="T16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2" style:family="table-cell">
      <style:table-cell-properties fo:border-top="none" fo:border-left="0.0104in solid #000000" fo:border-bottom="0.0104in solid #000000" fo:border-right="0.0208in solid #000000" style:writing-mode="lr-tb" style:vertical-align="middle" fo:padding-top="0in" fo:padding-left="0.0194in" fo:padding-bottom="0in" fo:padding-right="0.0194in"/>
    </style:style>
    <style:style style:name="P163" style:parent-style-name="LO-Normal" style:family="paragraph">
      <style:paragraph-properties fo:margin-bottom="0in"/>
    </style:style>
    <style:style style:name="T16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65" style:family="table-row">
      <style:table-row-properties style:min-row-height="0.1972in" style:use-optimal-row-height="false"/>
    </style:style>
    <style:style style:name="TableCell166" style:family="table-cell">
      <style:table-cell-properties fo:border-top="0.0104in solid #000000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67" style:parent-style-name="LO-Normal" style:family="paragraph">
      <style:paragraph-properties fo:margin-bottom="0in"/>
    </style:style>
    <style:style style:name="T168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69" style:family="table-cell">
      <style:table-cell-properties fo:border-top="0.0104in solid #000000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0" style:parent-style-name="LO-Normal" style:family="paragraph">
      <style:paragraph-properties fo:margin-bottom="0in"/>
    </style:style>
    <style:style style:name="T171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2" style:family="table-cell">
      <style:table-cell-properties fo:border-top="none" fo:border-left="0.0208in solid #000000" fo:border-bottom="0.0208in solid #000000" fo:border-right="0.0104in solid #000000" style:writing-mode="lr-tb" style:vertical-align="middle" fo:padding-top="0in" fo:padding-left="0.0194in" fo:padding-bottom="0in" fo:padding-right="0.0194in"/>
    </style:style>
    <style:style style:name="P173" style:parent-style-name="LO-Normal" style:family="paragraph">
      <style:paragraph-properties fo:margin-bottom="0in"/>
    </style:style>
    <style:style style:name="T174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Cell175" style:family="table-cell">
      <style:table-cell-properties fo:border-top="none" fo:border-left="0.010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176" style:parent-style-name="LO-Normal" style:family="paragraph">
      <style:paragraph-properties fo:margin-bottom="0in"/>
    </style:style>
    <style:style style:name="T177" style:parent-style-name="Fonteparág.padrão1" style:family="text">
      <style:text-properties style:font-name-asian="Times New Roman" fo:font-weight="bold" style:font-weight-asian="bold" fo:font-size="8pt" style:font-size-asian="8pt" style:font-size-complex="8pt"/>
    </style:style>
    <style:style style:name="TableRow178" style:family="table-row">
      <style:table-row-properties style:row-height="0.0694in" style:use-optimal-row-height="false"/>
    </style:style>
    <style:style style:name="TableCell179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180" style:parent-style-name="LO-Normal" style:family="paragraph">
      <style:text-properties fo:font-weight="bold" style:font-weight-asian="bold" fo:font-size="8pt" style:font-size-asian="8pt" style:font-size-complex="8pt"/>
    </style:style>
    <style:style style:name="TableRow181" style:family="table-row">
      <style:table-row-properties style:row-height="0.1576in" style:use-optimal-row-height="false"/>
    </style:style>
    <style:style style:name="TableCell182" style:family="table-cell">
      <style:table-cell-properties fo:border="0.0208in solid #000000" style:writing-mode="lr-tb" style:vertical-align="middle" fo:padding-top="0in" fo:padding-left="0.0194in" fo:padding-bottom="0in" fo:padding-right="0.0194in"/>
    </style:style>
    <style:style style:name="P183" style:parent-style-name="LO-Normal" style:family="paragraph">
      <style:paragraph-properties fo:text-align="center" fo:margin-bottom="0in"/>
    </style:style>
    <style:style style:name="T184" style:parent-style-name="Fonteparág.padrão" style:family="text">
      <style:text-properties fo:font-weight="bold" style:font-weight-asian="bold" fo:font-size="9pt" style:font-size-asian="9pt" style:font-size-complex="9pt"/>
    </style:style>
    <style:style style:name="TableRow185" style:family="table-row">
      <style:table-row-properties style:row-height="0.1576in" style:use-optimal-row-height="false"/>
    </style:style>
    <style:style style:name="TableCell186" style:family="table-cell">
      <style:table-cell-properties fo:border-top="0.0208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87" style:parent-style-name="LO-Normal" style:family="paragraph">
      <style:paragraph-properties fo:text-align="center" fo:margin-bottom="0in"/>
    </style:style>
    <style:style style:name="T188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89" style:parent-style-name="LO-Normal" style:family="paragraph">
      <style:paragraph-properties fo:text-align="center" fo:margin-bottom="0in"/>
    </style:style>
    <style:style style:name="T190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Cell191" style:family="table-cell">
      <style:table-cell-properties fo:border-top="0.0208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192" style:parent-style-name="LO-Normal" style:family="paragraph">
      <style:paragraph-properties fo:text-align="center" fo:margin-bottom="0in"/>
    </style:style>
    <style:style style:name="T193" style:parent-style-name="Fonteparág.padrão" style:family="text">
      <style:text-properties fo:font-weight="bold" style:font-weight-asian="bold" fo:font-size="8pt" style:font-size-asian="8pt" style:font-size-complex="8pt"/>
    </style:style>
    <style:style style:name="P194" style:parent-style-name="LO-Normal" style:family="paragraph">
      <style:paragraph-properties fo:text-align="center" fo:margin-bottom="0in"/>
    </style:style>
    <style:style style:name="T195" style:parent-style-name="Fonteparág.padrão" style:family="text">
      <style:text-properties fo:font-weight="bold" style:font-weight-asian="bold" fo:font-size="8pt" style:font-size-asian="8pt" style:font-size-complex="8pt"/>
    </style:style>
    <style:style style:name="TableRow196" style:family="table-row">
      <style:table-row-properties style:row-height="0.1965in" style:use-optimal-row-height="false"/>
    </style:style>
    <style:style style:name="TableCell197" style:family="table-cell">
      <style:table-cell-properties fo:border-top="0.0034in solid #000000" fo:border-left="0.0208in solid #000000" fo:border-bottom="0.0034in solid #000000" fo:border-right="0.0034in solid #000000" style:writing-mode="lr-tb" style:vertical-align="middle" fo:padding-top="0in" fo:padding-left="0.0194in" fo:padding-bottom="0in" fo:padding-right="0.0194in"/>
    </style:style>
    <style:style style:name="P198" style:parent-style-name="LO-Normal" style:family="paragraph">
      <style:paragraph-properties fo:margin-bottom="0in"/>
    </style:style>
    <style:style style:name="TableCell199" style:family="table-cell">
      <style:table-cell-properties fo:border-top="0.0034in solid #000000" fo:border-left="0.0034in solid #000000" fo:border-bottom="0.0034in solid #000000" fo:border-right="0.0208in solid #000000" style:writing-mode="lr-tb" style:vertical-align="middle" fo:padding-top="0in" fo:padding-left="0.0194in" fo:padding-bottom="0in" fo:padding-right="0.0194in"/>
    </style:style>
    <style:style style:name="P200" style:parent-style-name="LO-Normal" style:family="paragraph">
      <style:paragraph-properties fo:text-align="center" fo:margin-bottom="0in"/>
    </style:style>
    <style:style style:name="TableRow201" style:family="table-row">
      <style:table-row-properties style:min-row-height="0.1965in" style:use-optimal-row-height="false"/>
    </style:style>
    <style:style style:name="TableCell202" style:family="table-cell">
      <style:table-cell-properties fo:border-top="0.0034in solid #000000" fo:border-left="0.0208in solid #000000" fo:border-bottom="0.0208in solid #000000" fo:border-right="0.0034in solid #000000" style:writing-mode="lr-tb" style:vertical-align="middle" fo:padding-top="0in" fo:padding-left="0.0194in" fo:padding-bottom="0in" fo:padding-right="0.0194in"/>
    </style:style>
    <style:style style:name="P203" style:parent-style-name="LO-Normal" style:family="paragraph">
      <style:paragraph-properties fo:margin-bottom="0in"/>
    </style:style>
    <style:style style:name="TableCell204" style:family="table-cell">
      <style:table-cell-properties fo:border-top="0.0034in solid #000000" fo:border-left="0.0034in solid #000000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name="P205" style:parent-style-name="LO-Normal" style:family="paragraph">
      <style:paragraph-properties fo:text-align="center" fo:margin-bottom="0in"/>
    </style:style>
    <style:style style:name="P206" style:parent-style-name="LO-Normal" style:family="paragraph">
      <style:paragraph-properties fo:margin-bottom="0in" fo:margin-right="-1.1812in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fo:font-weight="bold" style:font-weight-asian="bold" fo:font-size="9pt" style:font-size-asian="9pt" style:font-size-complex="9pt" style:language-asian="pt" style:country-asian="BR"/>
    </style:style>
    <style:style style:name="TableColumn210" style:family="table-column">
      <style:table-column-properties style:column-width="0.0527in" style:use-optimal-column-width="false"/>
    </style:style>
    <style:style style:name="TableColumn211" style:family="table-column">
      <style:table-column-properties style:column-width="0.1972in" style:use-optimal-column-width="false"/>
    </style:style>
    <style:style style:name="TableColumn212" style:family="table-column">
      <style:table-column-properties style:column-width="0.8861in" style:use-optimal-column-width="false"/>
    </style:style>
    <style:style style:name="TableColumn213" style:family="table-column">
      <style:table-column-properties style:column-width="0.0527in" style:use-optimal-column-width="false"/>
    </style:style>
    <style:style style:name="TableColumn214" style:family="table-column">
      <style:table-column-properties style:column-width="0.1437in" style:use-optimal-column-width="false"/>
    </style:style>
    <style:style style:name="TableColumn215" style:family="table-column">
      <style:table-column-properties style:column-width="0.2423in" style:use-optimal-column-width="false"/>
    </style:style>
    <style:style style:name="TableColumn216" style:family="table-column">
      <style:table-column-properties style:column-width="0.0986in" style:use-optimal-column-width="false"/>
    </style:style>
    <style:style style:name="TableColumn217" style:family="table-column">
      <style:table-column-properties style:column-width="0.4895in" style:use-optimal-column-width="false"/>
    </style:style>
    <style:style style:name="TableColumn218" style:family="table-column">
      <style:table-column-properties style:column-width="0.0187in" style:use-optimal-column-width="false"/>
    </style:style>
    <style:style style:name="TableColumn219" style:family="table-column">
      <style:table-column-properties style:column-width="0.0895in" style:use-optimal-column-width="false"/>
    </style:style>
    <style:style style:name="TableColumn220" style:family="table-column">
      <style:table-column-properties style:column-width="0.1361in" style:use-optimal-column-width="false"/>
    </style:style>
    <style:style style:name="TableColumn221" style:family="table-column">
      <style:table-column-properties style:column-width="0.0611in" style:use-optimal-column-width="false"/>
    </style:style>
    <style:style style:name="TableColumn222" style:family="table-column">
      <style:table-column-properties style:column-width="0.2951in" style:use-optimal-column-width="false"/>
    </style:style>
    <style:style style:name="TableColumn223" style:family="table-column">
      <style:table-column-properties style:column-width="1.0756in" style:use-optimal-column-width="false"/>
    </style:style>
    <style:style style:name="TableColumn224" style:family="table-column">
      <style:table-column-properties style:column-width="0.1965in" style:use-optimal-column-width="false"/>
    </style:style>
    <style:style style:name="TableColumn225" style:family="table-column">
      <style:table-column-properties style:column-width="0.1201in" style:use-optimal-column-width="false"/>
    </style:style>
    <style:style style:name="TableColumn226" style:family="table-column">
      <style:table-column-properties style:column-width="0.1826in" style:use-optimal-column-width="false"/>
    </style:style>
    <style:style style:name="TableColumn227" style:family="table-column">
      <style:table-column-properties style:column-width="0.5465in" style:use-optimal-column-width="false"/>
    </style:style>
    <style:style style:name="TableColumn228" style:family="table-column">
      <style:table-column-properties style:column-width="0.0895in" style:use-optimal-column-width="false"/>
    </style:style>
    <style:style style:name="TableColumn229" style:family="table-column">
      <style:table-column-properties style:column-width="0.1972in" style:use-optimal-column-width="false"/>
    </style:style>
    <style:style style:name="TableColumn230" style:family="table-column">
      <style:table-column-properties style:column-width="0.2951in" style:use-optimal-column-width="false"/>
    </style:style>
    <style:style style:name="TableColumn231" style:family="table-column">
      <style:table-column-properties style:column-width="1.3923in" style:use-optimal-column-width="false"/>
    </style:style>
    <style:style style:name="TableColumn232" style:family="table-column">
      <style:table-column-properties style:column-width="0.1826in" style:use-optimal-column-width="false"/>
    </style:style>
    <style:style style:name="TableColumn233" style:family="table-column">
      <style:table-column-properties style:column-width="0.8333in" style:use-optimal-column-width="false"/>
    </style:style>
    <style:style style:name="Table209" style:family="table">
      <style:table-properties style:width="7.8756in" fo:margin-left="0in" table:align="center"/>
    </style:style>
    <style:style style:name="TableRow234" style:family="table-row">
      <style:table-row-properties style:min-row-height="0.1965in" style:use-optimal-row-height="false"/>
    </style:style>
    <style:style style:name="TableCell235" style:family="table-cell">
      <style:table-cell-properties fo:border="none" style:writing-mode="lr-tb" fo:padding-top="0in" fo:padding-left="0.0069in" fo:padding-bottom="0in" fo:padding-right="0.0069in"/>
    </style:style>
    <style:style style:name="P236" style:parent-style-name="LO-Normal" style:family="paragraph">
      <style:paragraph-properties fo:text-align="center" fo:margin-bottom="0in"/>
    </style:style>
    <style:style style:name="TableCell237" style:family="table-cell">
      <style:table-cell-properties fo:border="none" style:writing-mode="lr-tb" fo:padding-top="0in" fo:padding-left="0.0069in" fo:padding-bottom="0in" fo:padding-right="0.0069in"/>
    </style:style>
    <style:style style:name="P238" style:parent-style-name="LO-Normal" style:family="paragraph">
      <style:paragraph-properties fo:text-align="center" fo:margin-bottom="0in"/>
    </style:style>
    <style:style style:name="TableCell239" style:family="table-cell">
      <style:table-cell-properties fo:border="none" style:writing-mode="lr-tb" fo:padding-top="0in" fo:padding-left="0.0069in" fo:padding-bottom="0in" fo:padding-right="0.0069in"/>
    </style:style>
    <style:style style:name="P240" style:parent-style-name="LO-Normal" style:family="paragraph">
      <style:paragraph-properties fo:text-align="center" fo:margin-bottom="0in"/>
    </style:style>
    <style:style style:name="TableCell241" style:family="table-cell">
      <style:table-cell-properties fo:border="none" style:writing-mode="lr-tb" fo:padding-top="0in" fo:padding-left="0.0069in" fo:padding-bottom="0in" fo:padding-right="0.0069in"/>
    </style:style>
    <style:style style:name="P242" style:parent-style-name="LO-Normal" style:family="paragraph">
      <style:paragraph-properties fo:text-align="center" fo:margin-bottom="0in"/>
    </style:style>
    <style:style style:name="TableCell243" style:family="table-cell">
      <style:table-cell-properties fo:border="none" style:writing-mode="lr-tb" fo:padding-top="0in" fo:padding-left="0.0069in" fo:padding-bottom="0in" fo:padding-right="0.0069in"/>
    </style:style>
    <style:style style:name="P244" style:parent-style-name="LO-Normal" style:family="paragraph">
      <style:paragraph-properties fo:text-align="center" fo:margin-bottom="0in"/>
    </style:style>
    <style:style style:name="TableCell245" style:family="table-cell">
      <style:table-cell-properties fo:border="none" style:writing-mode="lr-tb" fo:padding-top="0in" fo:padding-left="0.0069in" fo:padding-bottom="0in" fo:padding-right="0.0069in"/>
    </style:style>
    <style:style style:name="P246" style:parent-style-name="LO-Normal" style:family="paragraph">
      <style:paragraph-properties fo:text-align="center" fo:margin-bottom="0in"/>
    </style:style>
    <style:style style:name="TableCell247" style:family="table-cell">
      <style:table-cell-properties fo:border="none" style:writing-mode="lr-tb" fo:padding-top="0in" fo:padding-left="0.0069in" fo:padding-bottom="0in" fo:padding-right="0.0069in"/>
    </style:style>
    <style:style style:name="P248" style:parent-style-name="LO-Normal" style:family="paragraph">
      <style:paragraph-properties fo:text-align="center" fo:margin-bottom="0in"/>
    </style:style>
    <style:style style:name="TableCell249" style:family="table-cell">
      <style:table-cell-properties fo:border="none" style:writing-mode="lr-tb" fo:padding-top="0in" fo:padding-left="0.0069in" fo:padding-bottom="0in" fo:padding-right="0.0069in"/>
    </style:style>
    <style:style style:name="P250" style:parent-style-name="LO-Normal" style:family="paragraph">
      <style:paragraph-properties fo:text-align="center" fo:margin-bottom="0in"/>
    </style:style>
    <style:style style:name="TableCell251" style:family="table-cell">
      <style:table-cell-properties fo:border="none" style:writing-mode="lr-tb" fo:padding-top="0in" fo:padding-left="0.0069in" fo:padding-bottom="0in" fo:padding-right="0.0069in"/>
    </style:style>
    <style:style style:name="P252" style:parent-style-name="LO-Normal" style:family="paragraph">
      <style:paragraph-properties fo:text-align="center" fo:margin-bottom="0in"/>
    </style:style>
    <style:style style:name="TableCell253" style:family="table-cell">
      <style:table-cell-properties fo:border="none" style:writing-mode="lr-tb" fo:padding-top="0in" fo:padding-left="0.0069in" fo:padding-bottom="0in" fo:padding-right="0.0069in"/>
    </style:style>
    <style:style style:name="P254" style:parent-style-name="LO-Normal" style:family="paragraph">
      <style:paragraph-properties fo:text-align="center" fo:margin-bottom="0in"/>
    </style:style>
    <style:style style:name="TableCell255" style:family="table-cell">
      <style:table-cell-properties fo:border="none" style:writing-mode="lr-tb" fo:padding-top="0in" fo:padding-left="0.0069in" fo:padding-bottom="0in" fo:padding-right="0.0069in"/>
    </style:style>
    <style:style style:name="P256" style:parent-style-name="LO-Normal" style:family="paragraph">
      <style:paragraph-properties fo:text-align="center" fo:margin-bottom="0in"/>
    </style:style>
    <style:style style:name="TableCell257" style:family="table-cell">
      <style:table-cell-properties fo:border="none" style:writing-mode="lr-tb" fo:padding-top="0in" fo:padding-left="0.0069in" fo:padding-bottom="0in" fo:padding-right="0.0069in"/>
    </style:style>
    <style:style style:name="P258" style:parent-style-name="LO-Normal" style:family="paragraph">
      <style:paragraph-properties fo:text-align="center" fo:margin-bottom="0in"/>
    </style:style>
    <style:style style:name="TableCell259" style:family="table-cell">
      <style:table-cell-properties fo:border="none" style:writing-mode="lr-tb" fo:padding-top="0in" fo:padding-left="0.0069in" fo:padding-bottom="0in" fo:padding-right="0.0069in"/>
    </style:style>
    <style:style style:name="P260" style:parent-style-name="LO-Normal" style:family="paragraph">
      <style:paragraph-properties fo:text-align="center" fo:margin-bottom="0in"/>
    </style:style>
    <style:style style:name="TableCell261" style:family="table-cell">
      <style:table-cell-properties fo:border="none" style:writing-mode="lr-tb" fo:padding-top="0in" fo:padding-left="0.0069in" fo:padding-bottom="0in" fo:padding-right="0.0069in"/>
    </style:style>
    <style:style style:name="P262" style:parent-style-name="LO-Normal" style:family="paragraph">
      <style:paragraph-properties fo:text-align="center" fo:margin-bottom="0in"/>
    </style:style>
    <style:style style:name="TableCell263" style:family="table-cell">
      <style:table-cell-properties fo:border="none" style:writing-mode="lr-tb" fo:padding-top="0in" fo:padding-left="0.0069in" fo:padding-bottom="0in" fo:padding-right="0.0069in"/>
    </style:style>
    <style:style style:name="P264" style:parent-style-name="LO-Normal" style:family="paragraph">
      <style:paragraph-properties fo:text-align="center" fo:margin-bottom="0in"/>
    </style:style>
    <style:style style:name="TableRow265" style:family="table-row">
      <style:table-row-properties style:row-height="0.3097in" style:use-optimal-row-height="false"/>
    </style:style>
    <style:style style:name="TableCell266" style:family="table-cell">
      <style:table-cell-properties fo:border-top="none" fo:border-left="0.0208in solid #000000" fo:border-bottom="none" fo:border-right="none" style:writing-mode="lr-tb" style:vertical-align="bottom" fo:padding-top="0in" fo:padding-left="0.0194in" fo:padding-bottom="0in" fo:padding-right="0.0194in"/>
    </style:style>
    <style:style style:name="T267" style:parent-style-name="Fonteparág.padrão" style:family="text">
      <style:text-properties fo:font-size="9pt" style:font-size-asian="9pt" style:font-size-complex="9pt" style:language-asian="pt" style:country-asian="BR"/>
    </style:style>
    <style:style style:name="TableCell26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69" style:parent-style-name="LO-Normal" style:family="paragraph">
      <style:paragraph-properties fo:text-align="center" fo:margin-bottom="0in"/>
    </style:style>
    <style:style style:name="TableCell27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1" style:parent-style-name="LO-Normal" style:family="paragraph">
      <style:paragraph-properties fo:margin-bottom="0in"/>
    </style:style>
    <style:style style:name="T272" style:parent-style-name="Fonteparág.padrão" style:family="text">
      <style:text-properties fo:font-size="9pt" style:font-size-asian="9pt" style:font-size-complex="9pt"/>
    </style:style>
    <style:style style:name="TableCell27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4" style:parent-style-name="LO-Normal" style:family="paragraph">
      <style:paragraph-properties fo:text-align="center" fo:margin-bottom="0in"/>
    </style:style>
    <style:style style:name="TableCell275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76" style:parent-style-name="LO-Normal" style:family="paragraph">
      <style:paragraph-properties fo:text-align="center" fo:margin-bottom="0in"/>
    </style:style>
    <style:style style:name="T277" style:parent-style-name="Fonteparág.padrão" style:family="text">
      <style:text-properties fo:font-size="8pt" style:font-size-asian="8pt" style:font-size-complex="9pt"/>
    </style:style>
    <style:style style:name="TableCell278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79" style:parent-style-name="LO-Normal" style:family="paragraph">
      <style:paragraph-properties fo:text-align="center" fo:margin-bottom="0in"/>
    </style:style>
    <style:style style:name="TableCell280" style:family="table-cell">
      <style:table-cell-properties fo:border="none" style:writing-mode="lr-tb" style:vertical-align="bottom" fo:padding-top="0in" fo:padding-left="0.0194in" fo:padding-bottom="0in" fo:padding-right="0.0194in"/>
    </style:style>
    <style:style style:name="P281" style:parent-style-name="LO-Normal" style:family="paragraph">
      <style:paragraph-properties fo:text-align="center" fo:margin-bottom="0in"/>
    </style:style>
    <style:style style:name="T282" style:parent-style-name="Fonteparág.padrão" style:family="text">
      <style:text-properties fo:font-size="8pt" style:font-size-asian="8pt" style:font-size-complex="9pt"/>
    </style:style>
    <style:style style:name="TableCell283" style:family="table-cell">
      <style:table-cell-properties fo:border-top="none" fo:border-left="none" fo:border-bottom="0.0104in solid #000000" fo:border-right="none" style:writing-mode="lr-tb" style:vertical-align="bottom" fo:padding-top="0in" fo:padding-left="0.0194in" fo:padding-bottom="0in" fo:padding-right="0.0194in"/>
    </style:style>
    <style:style style:name="P284" style:parent-style-name="LO-Normal" style:family="paragraph">
      <style:paragraph-properties fo:text-align="center" fo:margin-bottom="0in"/>
    </style:style>
    <style:style style:name="TableCell285" style:family="table-cell">
      <style:table-cell-properties fo:border-top="none" fo:border-left="none" fo:border-bottom="0.0208in solid #000000" fo:border-right="none" style:writing-mode="lr-tb" style:vertical-align="bottom" fo:padding-top="0in" fo:padding-left="0.0194in" fo:padding-bottom="0in" fo:padding-right="0.0194in"/>
    </style:style>
    <style:style style:name="P286" style:parent-style-name="LO-Normal" style:family="paragraph">
      <style:text-properties fo:font-size="9pt" style:font-size-asian="9pt" style:font-size-complex="9pt"/>
    </style:style>
    <style:style style:name="TableCell287" style:family="table-cell">
      <style:table-cell-properties fo:border-top="none" fo:border-left="none" fo:border-bottom="0.0104in solid #000000" fo:border-right="0.0208in solid #000000" style:writing-mode="lr-tb" style:vertical-align="bottom" fo:padding-top="0in" fo:padding-left="0.0194in" fo:padding-bottom="0in" fo:padding-right="0.0194in"/>
    </style:style>
    <style:style style:name="P288" style:parent-style-name="LO-Normal" style:family="paragraph">
      <style:text-properties fo:font-size="9pt" style:font-size-asian="9pt" style:font-size-complex="9pt"/>
    </style:style>
    <style:style style:name="TableRow289" style:family="table-row">
      <style:table-row-properties style:row-height="0.1597in" style:use-optimal-row-height="false"/>
    </style:style>
    <style:style style:name="TableCell290" style:family="table-cell">
      <style:table-cell-properties fo:border-top="none" fo:border-left="0.0208in solid #000000" fo:border-bottom="0.0208in solid #000000" fo:border-right="none" style:writing-mode="lr-tb" style:vertical-align="middle" fo:padding-top="0in" fo:padding-left="0.0194in" fo:padding-bottom="0in" fo:padding-right="0.0194in"/>
    </style:style>
    <style:style style:name="P291" style:parent-style-name="LO-Normal" style:family="paragraph">
      <style:text-properties fo:font-size="9pt" style:font-size-asian="9pt" style:font-size-complex="9pt"/>
    </style:style>
    <style:style style:name="TableCell292" style:family="table-cell">
      <style:table-cell-properties fo:border-top="0.0104in solid #000000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3" style:parent-style-name="LO-Normal" style:family="paragraph">
      <style:text-properties fo:font-size="9pt" style:font-size-asian="9pt" style:font-size-complex="9pt"/>
    </style:style>
    <style:style style:name="TableCell29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5" style:parent-style-name="LO-Normal" style:family="paragraph">
      <style:text-properties fo:font-size="9pt" style:font-size-asian="9pt" style:font-size-complex="9pt"/>
    </style:style>
    <style:style style:name="TableCell296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7" style:parent-style-name="LO-Normal" style:family="paragraph">
      <style:text-properties fo:font-size="9pt" style:font-size-asian="9pt" style:font-size-complex="9pt"/>
    </style:style>
    <style:style style:name="TableCell298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299" style:parent-style-name="LO-Normal" style:family="paragraph">
      <style:text-properties fo:font-size="9pt" style:font-size-asian="9pt" style:font-size-complex="9pt"/>
    </style:style>
    <style:style style:name="TableCell300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1" style:parent-style-name="LO-Normal" style:family="paragraph">
      <style:text-properties fo:font-size="9pt" style:font-size-asian="9pt" style:font-size-complex="9pt"/>
    </style:style>
    <style:style style:name="TableCell302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3" style:parent-style-name="LO-Normal" style:family="paragraph">
      <style:text-properties fo:font-size="9pt" style:font-size-asian="9pt" style:font-size-complex="9pt"/>
    </style:style>
    <style:style style:name="TableCell304" style:family="table-cell">
      <style:table-cell-properties fo:border-top="none" fo:border-left="none" fo:border-bottom="0.0208in solid #000000" fo:border-right="none" style:writing-mode="lr-tb" style:vertical-align="middle" fo:padding-top="0in" fo:padding-left="0.0194in" fo:padding-bottom="0in" fo:padding-right="0.0194in"/>
    </style:style>
    <style:style style:name="P305" style:parent-style-name="LO-Normal" style:family="paragraph">
      <style:paragraph-properties fo:text-align="center"/>
      <style:text-properties fo:font-size="9pt" style:font-size-asian="9pt" style:font-size-complex="9pt"/>
    </style:style>
    <style:style style:name="TableCell306" style:family="table-cell">
      <style:table-cell-properties fo:border-top="0.0104in solid #000000" fo:border-left="none" fo:border-bottom="0.0208in solid #000000" fo:border-right="0.0208in solid #000000" style:writing-mode="lr-tb" style:vertical-align="middle" fo:padding-top="0in" fo:padding-left="0.0194in" fo:padding-bottom="0in" fo:padding-right="0.0194in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background" fo:clip="rect(0.69869in, 0in, 0.70052in, 0in)" style:horizontal-rel="page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6432" draw:style-name="a0" draw:name="Imagem 10" text:anchor-type="paragraph" svg:x="1.125in" svg:y="-0.21667in" svg:width="1.27067in" svg:height="0.4062in" style:rel-width="scale" style:rel-height="scale"><draw:image xlink:href="media/image1.png" xlink:type="simple" xlink:show="embed" xlink:actuate="onLoad"/><svg:title/><svg:desc/></draw:frame></text:span><text:span text:style-name="T4"><draw:frame draw:z-index="251661312" draw:style-name="a1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  <text:p text:style-name="Cabeçalho"/>
      </style:header>
      <style:footer>
        <text:p text:style-name="Rodapé"><text:span text:style-name="T5"><draw:connector draw:type="line" svg:x1="-0.32301in" svg:y1="0.36393in" svg:x2="7.59713in" svg:y2="0.36393in" draw:z-index="251659264" draw:id="id0" draw:style-name="a2" draw:name="Conector reto 2" text:anchor-type="paragraph"><svg:title/><svg:desc/></draw:connector></text:span></text:p>
        <table:table table:style-name="Table6">
          <table:table-columns>
            <table:table-column table:style-name="TableColumn7"/>
            <table:table-column table:style-name="TableColumn8"/>
            <table:table-column table:style-name="TableColumn9"/>
            <table:table-column table:style-name="TableColumn10"/>
            <table:table-column table:style-name="TableColumn11"/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  <table:table-column table:style-name="TableColumn16"/>
            <table:table-column table:style-name="TableColumn17"/>
            <table:table-column table:style-name="TableColumn18"/>
            <table:table-column table:style-name="TableColumn19"/>
            <table:table-column table:style-name="TableColumn20"/>
            <table:table-column table:style-name="TableColumn21"/>
            <table:table-column table:style-name="TableColumn22"/>
            <table:table-column table:style-name="TableColumn23"/>
            <table:table-column table:style-name="TableColumn24"/>
            <table:table-column table:style-name="TableColumn25"/>
            <table:table-column table:style-name="TableColumn26"/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 table:number-columns-spanned="2">
              <text:p text:style-name="P33"/>
            </table:table-cell>
            <table:covered-table-cell/>
            <table:table-cell table:style-name="TableCell34">
              <text:p text:style-name="P35"/>
            </table:table-cell>
            <table:table-cell table:style-name="TableCell36">
              <text:p text:style-name="P37"/>
            </table:table-cell>
            <table:table-cell table:style-name="TableCell38">
              <text:p text:style-name="P39"/>
            </table:table-cell>
            <table:table-cell table:style-name="TableCell40" table:number-columns-spanned="4">
              <text:p text:style-name="P41"/>
            </table:table-cell>
            <table:covered-table-cell/>
            <table:covered-table-cell/>
            <table:covered-table-cell/>
            <table:table-cell table:style-name="TableCell42">
              <text:p text:style-name="P43"/>
            </table:table-cell>
            <table:table-cell table:style-name="TableCell44" table:number-columns-spanned="2">
              <text:p text:style-name="P45"/>
            </table:table-cell>
            <table:covered-table-cell/>
            <table:table-cell table:style-name="TableCell46">
              <text:p text:style-name="P47"/>
            </table:table-cell>
            <table:table-cell table:style-name="TableCell48" table:number-columns-spanned="3">
              <text:p text:style-name="P49"/>
            </table:table-cell>
            <table:covered-table-cell/>
            <table:covered-table-cell/>
            <table:table-cell table:style-name="TableCell50">
              <text:p text:style-name="P51"/>
            </table:table-cell>
            <table:table-cell table:style-name="TableCell52" table:number-columns-spanned="3">
              <text:p text:style-name="P53"/>
            </table:table-cell>
            <table:covered-table-cell/>
            <table:covered-table-cell/>
            <table:table-cell table:style-name="TableCell54">
              <text:p text:style-name="P55"/>
            </table:table-cell>
            <table:table-cell table:style-name="TableCell56">
              <text:p text:style-name="P57"/>
            </table:table-cell>
            <table:table-cell table:style-name="TableCell58">
              <text:p text:style-name="P59"/>
            </table:table-cell>
            <table:table-cell table:style-name="TableCell60">
              <text:p text:style-name="P61"/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 table:number-columns-spanned="5">
              <text:p text:style-name="P66">Arujá</text:p>
            </table:table-cell>
            <table:covered-table-cell/>
            <table:covered-table-cell/>
            <table:covered-table-cell/>
            <table:covered-table-cell/>
            <table:table-cell table:style-name="TableCell67">
              <text:p text:style-name="P68"><text:span text:style-name="T69">,</text:span></text:p>
            </table:table-cell>
            <table:table-cell table:style-name="TableCell70">
              <text:p text:style-name="P71">24</text:p>
            </table:table-cell>
            <table:table-cell table:style-name="TableCell72" table:number-columns-spanned="3">
              <text:p text:style-name="P73"><text:span text:style-name="T74">de</text:span></text:p>
            </table:table-cell>
            <table:covered-table-cell/>
            <table:covered-table-cell/>
            <table:table-cell table:style-name="TableCell75" table:number-columns-spanned="3">
              <text:p text:style-name="P76">Junho</text:p>
            </table:table-cell>
            <table:covered-table-cell/>
            <table:covered-table-cell/>
            <table:table-cell table:style-name="TableCell77">
              <text:p text:style-name="P78"><text:span text:style-name="T79">de</text:span></text:p>
            </table:table-cell>
            <table:table-cell table:style-name="TableCell80" table:number-columns-spanned="3">
              <text:p text:style-name="P81">2024</text:p>
            </table:table-cell>
            <table:covered-table-cell/>
            <table:covered-table-cell/>
            <table:table-cell table:style-name="TableCell82" table:number-rows-spanned="2">
              <text:p text:style-name="P83"/>
            </table:table-cell>
            <table:table-cell table:style-name="TableCell84" table:number-columns-spanned="5">
              <text:p text:style-name="P85"/>
            </table:table-cell>
            <table:covered-table-cell/>
            <table:covered-table-cell/>
            <table:covered-table-cell/>
            <table:covered-table-cell/>
          </table:table-row>
          <table:table-row table:style-name="TableRow86">
            <table:table-cell table:style-name="TableCell87">
              <text:p text:style-name="P88"/>
            </table:table-cell>
            <table:table-cell table:style-name="TableCell89" table:number-columns-spanned="5">
              <text:p text:style-name="P90"/>
            </table:table-cell>
            <table:covered-table-cell/>
            <table:covered-table-cell/>
            <table:covered-table-cell/>
            <table:covered-table-cell/>
            <table:table-cell table:style-name="TableCell91">
              <text:p text:style-name="P92"/>
            </table:table-cell>
            <table:table-cell table:style-name="TableCell93">
              <text:p text:style-name="P94"/>
            </table:table-cell>
            <table:table-cell table:style-name="TableCell95" table:number-columns-spanned="3">
              <text:p text:style-name="P96"/>
            </table:table-cell>
            <table:covered-table-cell/>
            <table:covered-table-cell/>
            <table:table-cell table:style-name="TableCell97" table:number-columns-spanned="3">
              <text:p text:style-name="P98"/>
            </table:table-cell>
            <table:covered-table-cell/>
            <table:covered-table-cell/>
            <table:table-cell table:style-name="TableCell99">
              <text:p text:style-name="P100"/>
            </table:table-cell>
            <table:table-cell table:style-name="TableCell101" table:number-columns-spanned="3">
              <text:p text:style-name="P102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03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  <style:master-page style:next-style-name="MP0" style:name="MPF0" style:page-layout-name="PL0">
      <style:header>
        <table:table table:style-name="Table104">
          <table:table-columns>
            <table:table-column table:style-name="TableColumn105"/>
            <table:table-column table:style-name="TableColumn106"/>
            <table:table-column table:style-name="TableColumn107"/>
            <table:table-column table:style-name="TableColumn108"/>
            <table:table-column table:style-name="TableColumn109"/>
            <table:table-column table:style-name="TableColumn110"/>
            <table:table-column table:style-name="TableColumn111"/>
            <table:table-column table:style-name="TableColumn112"/>
          </table:table-columns>
          <table:table-row table:style-name="TableRow113">
            <table:table-cell table:style-name="TableCell114" table:number-columns-spanned="8">
              <text:p text:style-name="P115"><text:span text:style-name="T116">PRÉ LISTA DE POSTAGEM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17">
            <table:table-cell table:style-name="TableCell118" table:number-columns-spanned="3">
              <text:p text:style-name="P119"/>
            </table:table-cell>
            <table:covered-table-cell/>
            <table:covered-table-cell/>
            <table:table-cell table:style-name="TableCell120">
              <text:p text:style-name="P121"/>
            </table:table-cell>
            <table:table-cell table:style-name="TableCell122" table:number-columns-spanned="4">
              <text:p text:style-name="P123"/>
            </table:table-cell>
            <table:covered-table-cell/>
            <table:covered-table-cell/>
            <table:covered-table-cell/>
          </table:table-row>
          <table:table-row table:style-name="TableRow124">
            <table:table-cell table:style-name="TableCell125" table:number-columns-spanned="3">
              <text:p text:style-name="P126"><text:span text:style-name="T127">R E M E T E N T E</text:span></text:p>
            </table:table-cell>
            <table:covered-table-cell/>
            <table:covered-table-cell/>
            <table:table-cell table:style-name="TableCell128" table:number-rows-spanned="6">
              <text:p text:style-name="P129"/>
            </table:table-cell>
            <table:table-cell table:style-name="TableCell130" table:number-columns-spanned="4">
              <text:p text:style-name="P131"><text:span text:style-name="T132">D E S T I N A T Á R I O</text:span></text:p>
            </table:table-cell>
            <table:covered-table-cell/>
            <table:covered-table-cell/>
            <table:covered-table-cell/>
          </table:table-row>
          <table:table-row table:style-name="TableRow133">
            <table:table-cell table:style-name="TableCell134" table:number-columns-spanned="3">
              <text:p text:style-name="P135"><text:span text:style-name="T136">NOME: inovalight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37" table:number-columns-spanned="4">
              <text:p text:style-name="P138"><text:span text:style-name="T139">NOME: correios</text:span></text:p>
            </table:table-cell>
            <table:covered-table-cell/>
            <table:covered-table-cell/>
            <table:covered-table-cell/>
          </table:table-row>
          <table:table-row table:style-name="TableRow140">
            <table:table-cell table:style-name="TableCell141" table:number-columns-spanned="3">
              <text:p text:style-name="P142"><text:span text:style-name="T143">ENDEREÇO: Rua Sergio Saleh Riman, 396, Casa 2</text:span>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44" table:number-columns-spanned="4">
              <text:p text:style-name="P145"><text:span text:style-name="T146">ENDEREÇO: rodovia Alberto hinoto 3385<text:s/></text:span></text:p>
            </table:table-cell>
            <table:covered-table-cell/>
            <table:covered-table-cell/>
            <table:covered-table-cell/>
          </table:table-row>
          <table:table-row table:style-name="TableRow147">
            <table:table-cell table:style-name="TableCell148" table:number-columns-spanned="3">
              <text:p text:style-name="P149">Vila riman</text:p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150" table:number-columns-spanned="4">
              <text:p text:style-name="P151"/>
            </table:table-cell>
            <table:covered-table-cell/>
            <table:covered-table-cell/>
            <table:covered-table-cell/>
          </table:table-row>
          <table:table-row table:style-name="TableRow152">
            <table:table-cell table:style-name="TableCell153" table:number-columns-spanned="2">
              <text:p text:style-name="P154"><text:span text:style-name="T155">CIDADE: ARUJÁ</text:span></text:p>
            </table:table-cell>
            <table:covered-table-cell/>
            <table:table-cell table:style-name="TableCell156">
              <text:p text:style-name="P157"><text:span text:style-name="T158">UF: SP</text:span></text:p>
            </table:table-cell>
            <table:covered-table-cell>
              <text:p text:style-name="Normal"/>
            </table:covered-table-cell>
            <table:table-cell table:style-name="TableCell159" table:number-columns-spanned="3">
              <text:p text:style-name="P160"><text:span text:style-name="T161">CIDADE: Itaquaquecetuba</text:span></text:p>
            </table:table-cell>
            <table:covered-table-cell/>
            <table:covered-table-cell/>
            <table:table-cell table:style-name="TableCell162">
              <text:p text:style-name="P163"><text:span text:style-name="T164">UF: <text:s/>SP</text:span></text:p>
            </table:table-cell>
          </table:table-row>
          <table:table-row table:style-name="TableRow165">
            <table:table-cell table:style-name="TableCell166">
              <text:p text:style-name="P167"><text:span text:style-name="T168">CEP: 07401-075</text:span></text:p>
            </table:table-cell>
            <table:table-cell table:style-name="TableCell169" table:number-columns-spanned="2">
              <text:p text:style-name="P170"><text:span text:style-name="T171">CPF/CNPJ/DOC.ESTRANGEIRO:<text:s/></text:span></text:p>
            </table:table-cell>
            <table:covered-table-cell/>
            <table:covered-table-cell>
              <text:p text:style-name="Normal"/>
            </table:covered-table-cell>
            <table:table-cell table:style-name="TableCell172" table:number-columns-spanned="2">
              <text:p text:style-name="P173"><text:span text:style-name="T174">CEP:08589310</text:span></text:p>
            </table:table-cell>
            <table:covered-table-cell/>
            <table:table-cell table:style-name="TableCell175" table:number-columns-spanned="2">
              <text:p text:style-name="P176"><text:span text:style-name="T177">CPF/CNPJ/DOC.ESTRANGEIRO:<text:s/></text:span></text:p>
            </table:table-cell>
            <table:covered-table-cell/>
          </table:table-row>
          <table:table-row table:style-name="TableRow178">
            <table:table-cell table:style-name="TableCell179" table:number-columns-spanned="8">
              <text:p text:style-name="P180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1">
            <table:table-cell table:style-name="TableCell182" table:number-columns-spanned="8">
              <text:p text:style-name="P183"><text:span text:style-name="T184">I D E N T I F I C A Ç Ã O <text:s text:c="2"/>D O S <text:s text:c="2"/>PEDIDOS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185">
            <table:table-cell table:style-name="TableCell186" table:number-columns-spanned="5">
              <text:p text:style-name="P187"><text:span text:style-name="T188">RASTREIOS</text:span></text:p>
              <text:p text:style-name="P189"><text:span text:style-name="T190">CONTEÚDO</text:span></text:p>
            </table:table-cell>
            <table:covered-table-cell/>
            <table:covered-table-cell/>
            <table:covered-table-cell/>
            <table:covered-table-cell/>
            <table:table-cell table:style-name="TableCell191" table:number-columns-spanned="3">
              <text:p text:style-name="P192"><text:span text:style-name="T193">DECLARAÇÕES</text:span></text:p>
              <text:p text:style-name="P194"><text:span text:style-name="T195">VALOR</text:span></text:p>
            </table:table-cell>
            <table:covered-table-cell/>
            <table:covered-table-cell/>
          </table:table-row>
          <table:table-row table:style-name="TableRow196">
            <table:table-cell table:style-name="TableCell197" table:number-columns-spanned="5">
              <text:p text:style-name="P198">0 Shopee<text:s/>(1°Carro)</text:p>
            </table:table-cell>
            <table:covered-table-cell/>
            <table:covered-table-cell/>
            <table:covered-table-cell/>
            <table:covered-table-cell/>
            <table:table-cell table:style-name="TableCell199" table:number-columns-spanned="3">
              <text:p text:style-name="P200">0</text:p>
            </table:table-cell>
            <table:covered-table-cell/>
            <table:covered-table-cell/>
          </table:table-row>
          <table:table-row table:style-name="TableRow201">
            <table:table-cell table:style-name="TableCell202" table:number-columns-spanned="5">
              <text:p text:style-name="P203">187<text:s/>Shopee<text:s/>(2°Carro)</text:p>
            </table:table-cell>
            <table:covered-table-cell/>
            <table:covered-table-cell/>
            <table:covered-table-cell/>
            <table:covered-table-cell/>
            <table:table-cell table:style-name="TableCell204" table:number-columns-spanned="3">
              <text:p text:style-name="P205"/>
            </table:table-cell>
            <table:covered-table-cell/>
            <table:covered-table-cell/>
          </table:table-row>
        </table:table>
        <text:p text:style-name="P206"><text:span text:style-name="T207"><draw:frame draw:z-index="251665408" draw:style-name="a3" draw:name="Imagem 9" text:anchor-type="paragraph" svg:x="1.21875in" svg:y="-0.24792in" svg:width="1.27685in" svg:height="0.40806in" style:rel-width="scale" style:rel-height="scale"><draw:image xlink:href="media/image3.png" xlink:type="simple" xlink:show="embed" xlink:actuate="onLoad"/><svg:title/><svg:desc>Shopee Logo – PNG e Vetor – Download de Logo</svg:desc></draw:frame></text:span><text:span text:style-name="T208"><draw:frame draw:z-index="251663360" draw:style-name="a4" draw:name="Imagem 2" text:anchor-type="paragraph" svg:x="0.17986in" svg:y="-0.30694in" svg:width="1.36339in" svg:height="0.54945in" style:rel-width="scale" style:rel-height="scale"><draw:image xlink:href="media/image2.png" xlink:type="simple" xlink:show="embed" xlink:actuate="onLoad"/><svg:title/><svg:desc/></draw:frame></text:span></text:p>
        <text:p text:style-name="Cabeçalho"/>
      </style:header>
      <style:footer>
        <text:p text:style-name="Rodapé"/>
        <table:table table:style-name="Table209">
          <table:table-columns>
            <table:table-column table:style-name="TableColumn210"/>
            <table:table-column table:style-name="TableColumn211"/>
            <table:table-column table:style-name="TableColumn212"/>
            <table:table-column table:style-name="TableColumn213"/>
            <table:table-column table:style-name="TableColumn214"/>
            <table:table-column table:style-name="TableColumn215"/>
            <table:table-column table:style-name="TableColumn216"/>
            <table:table-column table:style-name="TableColumn217"/>
            <table:table-column table:style-name="TableColumn218"/>
            <table:table-column table:style-name="TableColumn219"/>
            <table:table-column table:style-name="TableColumn220"/>
            <table:table-column table:style-name="TableColumn221"/>
            <table:table-column table:style-name="TableColumn222"/>
            <table:table-column table:style-name="TableColumn223"/>
            <table:table-column table:style-name="TableColumn224"/>
            <table:table-column table:style-name="TableColumn225"/>
            <table:table-column table:style-name="TableColumn226"/>
            <table:table-column table:style-name="TableColumn227"/>
            <table:table-column table:style-name="TableColumn228"/>
            <table:table-column table:style-name="TableColumn229"/>
            <table:table-column table:style-name="TableColumn230"/>
            <table:table-column table:style-name="TableColumn231"/>
            <table:table-column table:style-name="TableColumn232"/>
            <table:table-column table:style-name="TableColumn233"/>
          </table:table-columns>
          <table:table-row table:style-name="TableRow234">
            <table:table-cell table:style-name="TableCell235" table:number-columns-spanned="2">
              <text:p text:style-name="P236"/>
            </table:table-cell>
            <table:covered-table-cell/>
            <table:table-cell table:style-name="TableCell237">
              <text:p text:style-name="P238"/>
            </table:table-cell>
            <table:table-cell table:style-name="TableCell239">
              <text:p text:style-name="P240"/>
            </table:table-cell>
            <table:table-cell table:style-name="TableCell241">
              <text:p text:style-name="P242"/>
            </table:table-cell>
            <table:table-cell table:style-name="TableCell243" table:number-columns-spanned="4">
              <text:p text:style-name="P244"/>
            </table:table-cell>
            <table:covered-table-cell/>
            <table:covered-table-cell/>
            <table:covered-table-cell/>
            <table:table-cell table:style-name="TableCell245">
              <text:p text:style-name="P246"/>
            </table:table-cell>
            <table:table-cell table:style-name="TableCell247" table:number-columns-spanned="2">
              <text:p text:style-name="P248"/>
            </table:table-cell>
            <table:covered-table-cell/>
            <table:table-cell table:style-name="TableCell249">
              <text:p text:style-name="P250"/>
            </table:table-cell>
            <table:table-cell table:style-name="TableCell251" table:number-columns-spanned="3">
              <text:p text:style-name="P252"/>
            </table:table-cell>
            <table:covered-table-cell/>
            <table:covered-table-cell/>
            <table:table-cell table:style-name="TableCell253">
              <text:p text:style-name="P254"/>
            </table:table-cell>
            <table:table-cell table:style-name="TableCell255" table:number-columns-spanned="3">
              <text:p text:style-name="P256"/>
            </table:table-cell>
            <table:covered-table-cell/>
            <table:covered-table-cell/>
            <table:table-cell table:style-name="TableCell257">
              <text:p text:style-name="P258"/>
            </table:table-cell>
            <table:table-cell table:style-name="TableCell259">
              <text:p text:style-name="P260"/>
            </table:table-cell>
            <table:table-cell table:style-name="TableCell261">
              <text:p text:style-name="P262"/>
            </table:table-cell>
            <table:table-cell table:style-name="TableCell263">
              <text:p text:style-name="P264"/>
            </table:table-cell>
          </table:table-row>
          <table:table-row table:style-name="TableRow265">
            <table:table-cell table:style-name="TableCell266">
              <text:p text:style-name="LO-Normal"><text:span text:style-name="T267"><draw:connector draw:type="line" svg:x1="-0.0125in" svg:y1="-0.04514in" svg:x2="7.85208in" svg:y2="-0.04514in" draw:z-index="251664384" draw:id="id1" draw:style-name="a5" draw:name="Conector reto 4" text:anchor-type="paragraph"><svg:title/><svg:desc/></draw:connector></text:span></text:p>
            </table:table-cell>
            <table:table-cell table:style-name="TableCell268" table:number-columns-spanned="5">
              <text:p text:style-name="P269">Arujá</text:p>
            </table:table-cell>
            <table:covered-table-cell/>
            <table:covered-table-cell/>
            <table:covered-table-cell/>
            <table:covered-table-cell/>
            <table:table-cell table:style-name="TableCell270">
              <text:p text:style-name="P271"><text:span text:style-name="T272">,</text:span></text:p>
            </table:table-cell>
            <table:table-cell table:style-name="TableCell273">
              <text:p text:style-name="P274">31</text:p>
            </table:table-cell>
            <table:table-cell table:style-name="TableCell275" table:number-columns-spanned="3">
              <text:p text:style-name="P276"><text:span text:style-name="T277">de</text:span></text:p>
            </table:table-cell>
            <table:covered-table-cell/>
            <table:covered-table-cell/>
            <table:table-cell table:style-name="TableCell278" table:number-columns-spanned="3">
              <text:p text:style-name="P279">Julho</text:p>
            </table:table-cell>
            <table:covered-table-cell/>
            <table:covered-table-cell/>
            <table:table-cell table:style-name="TableCell280">
              <text:p text:style-name="P281"><text:span text:style-name="T282">de</text:span></text:p>
            </table:table-cell>
            <table:table-cell table:style-name="TableCell283" table:number-columns-spanned="3">
              <text:p text:style-name="P284">2024</text:p>
            </table:table-cell>
            <table:covered-table-cell/>
            <table:covered-table-cell/>
            <table:table-cell table:style-name="TableCell285" table:number-rows-spanned="2">
              <text:p text:style-name="P286"/>
            </table:table-cell>
            <table:table-cell table:style-name="TableCell287" table:number-columns-spanned="5">
              <text:p text:style-name="P288"/>
            </table:table-cell>
            <table:covered-table-cell/>
            <table:covered-table-cell/>
            <table:covered-table-cell/>
            <table:covered-table-cell/>
          </table:table-row>
          <table:table-row table:style-name="TableRow289">
            <table:table-cell table:style-name="TableCell290">
              <text:p text:style-name="P291"/>
            </table:table-cell>
            <table:table-cell table:style-name="TableCell292" table:number-columns-spanned="5">
              <text:p text:style-name="P293"/>
            </table:table-cell>
            <table:covered-table-cell/>
            <table:covered-table-cell/>
            <table:covered-table-cell/>
            <table:covered-table-cell/>
            <table:table-cell table:style-name="TableCell294">
              <text:p text:style-name="P295"/>
            </table:table-cell>
            <table:table-cell table:style-name="TableCell296">
              <text:p text:style-name="P297"/>
            </table:table-cell>
            <table:table-cell table:style-name="TableCell298" table:number-columns-spanned="3">
              <text:p text:style-name="P299"/>
            </table:table-cell>
            <table:covered-table-cell/>
            <table:covered-table-cell/>
            <table:table-cell table:style-name="TableCell300" table:number-columns-spanned="3">
              <text:p text:style-name="P301"/>
            </table:table-cell>
            <table:covered-table-cell/>
            <table:covered-table-cell/>
            <table:table-cell table:style-name="TableCell302">
              <text:p text:style-name="P303"/>
            </table:table-cell>
            <table:table-cell table:style-name="TableCell304" table:number-columns-spanned="3">
              <text:p text:style-name="P305"/>
            </table:table-cell>
            <table:covered-table-cell/>
            <table:covered-table-cell/>
            <table:covered-table-cell>
              <text:p text:style-name="Normal"/>
            </table:covered-table-cell>
            <table:table-cell table:style-name="TableCell306" table:number-columns-spanned="5">
              <text:p text:style-name="LO-Normal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Rodapé"/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x Brochini</meta:initial-creator>
    <dc:creator>157-PC</dc:creator>
    <meta:creation-date>2024-07-31T19:19:00Z</meta:creation-date>
    <dc:date>2024-07-31T19:19:00Z</dc:date>
    <meta:print-date>2024-06-22T13:57:00Z</meta:print-date>
    <meta:template xlink:href="Normal" xlink:type="simple"/>
    <meta:editing-cycles>2</meta:editing-cycles>
    <meta:editing-duration>PT0S</meta:editing-duration>
    <meta:document-statistic meta:page-count="1" meta:paragraph-count="5" meta:word-count="467" meta:character-count="2987" meta:row-count="21" meta:non-whitespace-character-count="2525"/>
  </office:meta>
</office:document-meta>
</file>